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348a" officeooo:paragraph-rsid="0008348a"/>
    </style:style>
    <style:style style:name="P2" style:family="paragraph" style:parent-style-name="Standard">
      <style:paragraph-properties fo:text-align="center" style:justify-single-word="false"/>
      <style:text-properties officeooo:rsid="0008348a" officeooo:paragraph-rsid="0008348a"/>
    </style:style>
    <style:style style:name="P3" style:family="paragraph" style:parent-style-name="Standard">
      <style:paragraph-properties fo:text-align="center" style:justify-single-word="false"/>
      <style:text-properties officeooo:rsid="0008348a" officeooo:paragraph-rsid="00083960"/>
    </style:style>
    <style:style style:name="P4" style:family="paragraph" style:parent-style-name="Standard">
      <style:paragraph-properties fo:text-align="center" style:justify-single-word="false"/>
      <style:text-properties officeooo:rsid="0008348a" officeooo:paragraph-rsid="000aec97"/>
    </style:style>
    <style:style style:name="P5" style:family="paragraph" style:parent-style-name="Standard">
      <style:paragraph-properties fo:text-align="center" style:justify-single-word="false"/>
      <style:text-properties officeooo:rsid="0008348a" officeooo:paragraph-rsid="0023c89c"/>
    </style:style>
    <style:style style:name="P6" style:family="paragraph" style:parent-style-name="Standard">
      <style:paragraph-properties fo:text-align="center" style:justify-single-word="false"/>
      <style:text-properties officeooo:rsid="0008348a" officeooo:paragraph-rsid="0028cc5c"/>
    </style:style>
    <style:style style:name="P7" style:family="paragraph" style:parent-style-name="Standard">
      <style:paragraph-properties fo:text-align="center" style:justify-single-word="false"/>
      <style:text-properties officeooo:rsid="0008348a" officeooo:paragraph-rsid="002bde97"/>
    </style:style>
    <style:style style:name="P8" style:family="paragraph" style:parent-style-name="Standard">
      <style:paragraph-properties fo:text-align="center" style:justify-single-word="false"/>
      <style:text-properties officeooo:rsid="0008348a" officeooo:paragraph-rsid="002ce26f"/>
    </style:style>
    <style:style style:name="P9" style:family="paragraph" style:parent-style-name="Standard">
      <style:paragraph-properties fo:text-align="center" style:justify-single-word="false"/>
      <style:text-properties officeooo:rsid="0008348a" officeooo:paragraph-rsid="00306fc1"/>
    </style:style>
    <style:style style:name="P10" style:family="paragraph" style:parent-style-name="Standard">
      <style:paragraph-properties fo:text-align="center" style:justify-single-word="false"/>
      <style:text-properties officeooo:rsid="0008348a" officeooo:paragraph-rsid="00321087"/>
    </style:style>
    <style:style style:name="P11" style:family="paragraph" style:parent-style-name="Standard">
      <style:paragraph-properties fo:text-align="center" style:justify-single-word="false"/>
      <style:text-properties officeooo:rsid="0008348a" officeooo:paragraph-rsid="0033e7b8"/>
    </style:style>
    <style:style style:name="P12" style:family="paragraph" style:parent-style-name="Standard">
      <style:paragraph-properties fo:text-align="center" style:justify-single-word="false"/>
      <style:text-properties officeooo:rsid="0008348a" officeooo:paragraph-rsid="00352859"/>
    </style:style>
    <style:style style:name="P13" style:family="paragraph" style:parent-style-name="Standard">
      <style:paragraph-properties fo:text-align="center" style:justify-single-word="false"/>
      <style:text-properties officeooo:rsid="0008348a" officeooo:paragraph-rsid="00362eec"/>
    </style:style>
    <style:style style:name="P14" style:family="paragraph" style:parent-style-name="Standard">
      <style:paragraph-properties fo:text-align="center" style:justify-single-word="false"/>
      <style:text-properties officeooo:rsid="0008348a" officeooo:paragraph-rsid="0037ab65"/>
    </style:style>
    <style:style style:name="P15" style:family="paragraph" style:parent-style-name="Standard">
      <style:text-properties officeooo:rsid="0008348a" officeooo:paragraph-rsid="00083960"/>
    </style:style>
    <style:style style:name="P16" style:family="paragraph" style:parent-style-name="Standard">
      <style:text-properties officeooo:rsid="0008348a" officeooo:paragraph-rsid="000aec97"/>
    </style:style>
    <style:style style:name="P17" style:family="paragraph" style:parent-style-name="Standard">
      <style:paragraph-properties fo:text-align="start" style:justify-single-word="false"/>
      <style:text-properties officeooo:rsid="0008348a" officeooo:paragraph-rsid="0016016a"/>
    </style:style>
    <style:style style:name="P18" style:family="paragraph" style:parent-style-name="Standard">
      <style:paragraph-properties fo:text-align="start" style:justify-single-word="false"/>
      <style:text-properties officeooo:rsid="0008348a" officeooo:paragraph-rsid="0025d51a"/>
    </style:style>
    <style:style style:name="P19" style:family="paragraph" style:parent-style-name="Standard">
      <style:paragraph-properties fo:text-align="start" style:justify-single-word="false"/>
      <style:text-properties officeooo:rsid="0008348a" officeooo:paragraph-rsid="002bde97"/>
    </style:style>
    <style:style style:name="P20" style:family="paragraph" style:parent-style-name="Standard">
      <style:paragraph-properties fo:text-align="start" style:justify-single-word="false"/>
      <style:text-properties officeooo:rsid="0008348a" officeooo:paragraph-rsid="002ce26f"/>
    </style:style>
    <style:style style:name="P21" style:family="paragraph" style:parent-style-name="Standard">
      <style:text-properties officeooo:rsid="0008348a" officeooo:paragraph-rsid="001d289b"/>
    </style:style>
    <style:style style:name="P22" style:family="paragraph" style:parent-style-name="Standard">
      <style:text-properties officeooo:rsid="0008348a" officeooo:paragraph-rsid="001dd67b"/>
    </style:style>
    <style:style style:name="P23" style:family="paragraph" style:parent-style-name="Standard">
      <style:text-properties officeooo:rsid="0008348a" officeooo:paragraph-rsid="0019d5ed"/>
    </style:style>
    <style:style style:name="P24" style:family="paragraph" style:parent-style-name="Standard">
      <style:text-properties officeooo:rsid="0008348a" officeooo:paragraph-rsid="0023c89c"/>
    </style:style>
    <style:style style:name="P25" style:family="paragraph" style:parent-style-name="Standard">
      <style:text-properties officeooo:rsid="0008348a" officeooo:paragraph-rsid="0025d51a"/>
    </style:style>
    <style:style style:name="P26" style:family="paragraph" style:parent-style-name="Standard">
      <style:text-properties officeooo:rsid="0008348a" officeooo:paragraph-rsid="0028cc5c"/>
    </style:style>
    <style:style style:name="P27" style:family="paragraph" style:parent-style-name="Standard">
      <style:text-properties officeooo:rsid="0008348a" officeooo:paragraph-rsid="002bde97"/>
    </style:style>
    <style:style style:name="P28" style:family="paragraph" style:parent-style-name="Standard">
      <style:text-properties officeooo:rsid="0008348a" officeooo:paragraph-rsid="000e6d88"/>
    </style:style>
    <style:style style:name="P29" style:family="paragraph" style:parent-style-name="Standard">
      <style:text-properties officeooo:rsid="0008348a" officeooo:paragraph-rsid="0033e7b8"/>
    </style:style>
    <style:style style:name="P30" style:family="paragraph" style:parent-style-name="Standard">
      <style:text-properties officeooo:rsid="0008348a" officeooo:paragraph-rsid="00352859"/>
    </style:style>
    <style:style style:name="P31" style:family="paragraph" style:parent-style-name="Standard">
      <style:text-properties officeooo:rsid="0008348a" officeooo:paragraph-rsid="00362eec"/>
    </style:style>
    <style:style style:name="P32" style:family="paragraph" style:parent-style-name="Standard">
      <style:text-properties officeooo:rsid="0008348a" officeooo:paragraph-rsid="0037ab65"/>
    </style:style>
    <style:style style:name="P33" style:family="paragraph" style:parent-style-name="Standard">
      <style:paragraph-properties fo:text-align="center" style:justify-single-word="false"/>
      <style:text-properties officeooo:paragraph-rsid="0008348a"/>
    </style:style>
    <style:style style:name="P34" style:family="paragraph" style:parent-style-name="Standard">
      <style:paragraph-properties fo:text-align="center" style:justify-single-word="false"/>
      <style:text-properties officeooo:paragraph-rsid="00083960"/>
    </style:style>
    <style:style style:name="P35" style:family="paragraph" style:parent-style-name="Standard">
      <style:paragraph-properties fo:text-align="center" style:justify-single-word="false"/>
      <style:text-properties officeooo:paragraph-rsid="000aec97"/>
    </style:style>
    <style:style style:name="P36" style:family="paragraph" style:parent-style-name="Standard">
      <style:paragraph-properties fo:text-align="center" style:justify-single-word="false"/>
      <style:text-properties officeooo:paragraph-rsid="000ce3da"/>
    </style:style>
    <style:style style:name="P37" style:family="paragraph" style:parent-style-name="Standard">
      <style:paragraph-properties fo:text-align="center" style:justify-single-word="false"/>
      <style:text-properties officeooo:paragraph-rsid="0010ced3"/>
    </style:style>
    <style:style style:name="P38" style:family="paragraph" style:parent-style-name="Standard">
      <style:paragraph-properties fo:text-align="center" style:justify-single-word="false"/>
      <style:text-properties officeooo:paragraph-rsid="0012b384"/>
    </style:style>
    <style:style style:name="P39" style:family="paragraph" style:parent-style-name="Standard">
      <style:paragraph-properties fo:text-align="center" style:justify-single-word="false"/>
      <style:text-properties officeooo:paragraph-rsid="001d289b"/>
    </style:style>
    <style:style style:name="P40" style:family="paragraph" style:parent-style-name="Standard">
      <style:paragraph-properties fo:text-align="center" style:justify-single-word="false"/>
      <style:text-properties officeooo:paragraph-rsid="001dd67b"/>
    </style:style>
    <style:style style:name="P41" style:family="paragraph" style:parent-style-name="Standard">
      <style:paragraph-properties fo:text-align="center" style:justify-single-word="false"/>
      <style:text-properties officeooo:paragraph-rsid="0023c89c"/>
    </style:style>
    <style:style style:name="P42" style:family="paragraph" style:parent-style-name="Standard">
      <style:paragraph-properties fo:text-align="center" style:justify-single-word="false"/>
      <style:text-properties officeooo:paragraph-rsid="0025d51a"/>
    </style:style>
    <style:style style:name="P43" style:family="paragraph" style:parent-style-name="Standard">
      <style:paragraph-properties fo:text-align="center" style:justify-single-word="false"/>
      <style:text-properties officeooo:paragraph-rsid="0028cc5c"/>
    </style:style>
    <style:style style:name="P44" style:family="paragraph" style:parent-style-name="Standard">
      <style:paragraph-properties fo:text-align="center" style:justify-single-word="false"/>
      <style:text-properties officeooo:paragraph-rsid="002bde97"/>
    </style:style>
    <style:style style:name="P45" style:family="paragraph" style:parent-style-name="Standard">
      <style:paragraph-properties fo:text-align="center" style:justify-single-word="false"/>
      <style:text-properties officeooo:paragraph-rsid="0031dfbd"/>
    </style:style>
    <style:style style:name="P46" style:family="paragraph" style:parent-style-name="Standard">
      <style:paragraph-properties fo:text-align="center" style:justify-single-word="false"/>
      <style:text-properties officeooo:paragraph-rsid="00352859"/>
    </style:style>
    <style:style style:name="P47" style:family="paragraph" style:parent-style-name="Standard">
      <style:paragraph-properties fo:text-align="center" style:justify-single-word="false"/>
      <style:text-properties officeooo:paragraph-rsid="00362eec"/>
    </style:style>
    <style:style style:name="P48" style:family="paragraph" style:parent-style-name="Standard">
      <style:text-properties officeooo:paragraph-rsid="0008348a"/>
    </style:style>
    <style:style style:name="P49" style:family="paragraph" style:parent-style-name="Standard">
      <style:text-properties officeooo:paragraph-rsid="00083960"/>
    </style:style>
    <style:style style:name="P50" style:family="paragraph" style:parent-style-name="Standard">
      <style:text-properties officeooo:paragraph-rsid="000aec97"/>
    </style:style>
    <style:style style:name="P51" style:family="paragraph" style:parent-style-name="Standard">
      <style:text-properties officeooo:paragraph-rsid="0028cc5c"/>
    </style:style>
    <style:style style:name="P52" style:family="paragraph" style:parent-style-name="Standard">
      <style:text-properties officeooo:paragraph-rsid="002bde97"/>
    </style:style>
    <style:style style:name="P53" style:family="paragraph" style:parent-style-name="Standard">
      <style:text-properties officeooo:rsid="000e6d88" officeooo:paragraph-rsid="000e6d88"/>
    </style:style>
    <style:style style:name="P54" style:family="paragraph" style:parent-style-name="Standard">
      <style:text-properties officeooo:rsid="000e6d88" officeooo:paragraph-rsid="00306fc1"/>
    </style:style>
    <style:style style:name="P55" style:family="paragraph" style:parent-style-name="Standard">
      <style:text-properties officeooo:rsid="000e6d88" officeooo:paragraph-rsid="0031dfbd"/>
    </style:style>
    <style:style style:name="P56" style:family="paragraph" style:parent-style-name="Standard">
      <style:text-properties officeooo:rsid="000e6d88" officeooo:paragraph-rsid="00321087"/>
    </style:style>
    <style:style style:name="P57" style:family="paragraph" style:parent-style-name="Standard">
      <style:text-properties officeooo:rsid="000e6d88" officeooo:paragraph-rsid="0033e7b8"/>
    </style:style>
    <style:style style:name="P58" style:family="paragraph" style:parent-style-name="Standard">
      <style:text-properties officeooo:rsid="000e6d88" officeooo:paragraph-rsid="0037ab65"/>
    </style:style>
    <style:style style:name="P59" style:family="paragraph" style:parent-style-name="Standard">
      <style:text-properties officeooo:paragraph-rsid="00306fc1"/>
    </style:style>
    <style:style style:name="P60" style:family="paragraph" style:parent-style-name="Standard">
      <style:text-properties officeooo:paragraph-rsid="0031dfbd"/>
    </style:style>
    <style:style style:name="P61" style:family="paragraph" style:parent-style-name="Standard">
      <style:text-properties officeooo:paragraph-rsid="00321087"/>
    </style:style>
    <style:style style:name="P62" style:family="paragraph" style:parent-style-name="Standard">
      <style:text-properties officeooo:paragraph-rsid="00362eec"/>
    </style:style>
    <style:style style:name="P63" style:family="paragraph" style:parent-style-name="Standard">
      <style:text-properties officeooo:paragraph-rsid="0037ab65"/>
    </style:style>
    <style:style style:name="P64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08348a" officeooo:paragraph-rsid="00083960"/>
    </style:style>
    <style:style style:name="P6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e6d88" officeooo:paragraph-rsid="000e6d88"/>
    </style:style>
    <style:style style:name="P6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e6d88" officeooo:paragraph-rsid="0031dfbd"/>
    </style:style>
    <style:style style:name="P67" style:family="paragraph" style:parent-style-name="Standard">
      <style:paragraph-properties fo:text-align="center" style:justify-single-word="false" fo:break-before="page"/>
      <style:text-properties officeooo:paragraph-rsid="0010ced3"/>
    </style:style>
    <style:style style:name="P68" style:family="paragraph" style:parent-style-name="Standard">
      <style:paragraph-properties fo:break-before="page"/>
      <style:text-properties officeooo:rsid="000e6d88" officeooo:paragraph-rsid="000e6d88"/>
    </style:style>
    <style:style style:name="P69" style:family="paragraph" style:parent-style-name="Standard">
      <style:paragraph-properties fo:break-before="page"/>
      <style:text-properties officeooo:rsid="000e6d88" officeooo:paragraph-rsid="0031dfbd"/>
    </style:style>
    <style:style style:name="P70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083960"/>
    </style:style>
    <style:style style:name="P71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0aec97"/>
    </style:style>
    <style:style style:name="P72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33e7b8"/>
    </style:style>
    <style:style style:name="P73" style:family="paragraph" style:parent-style-name="Standard">
      <style:paragraph-properties fo:break-before="page" fo:padding="0.0291in" fo:border-left="none" fo:border-right="none" fo:border-top="none" fo:border-bottom="0.99pt solid #000000" style:join-border="false"/>
      <style:text-properties officeooo:rsid="0008348a" officeooo:paragraph-rsid="0037ab65"/>
    </style:style>
    <style:style style:name="P74" style:family="paragraph" style:parent-style-name="Standard">
      <style:paragraph-properties fo:text-align="center" style:justify-single-word="false"/>
      <style:text-properties officeooo:paragraph-rsid="0037ab65"/>
    </style:style>
    <style:style style:name="P75" style:family="paragraph" style:parent-style-name="Standard">
      <style:paragraph-properties fo:text-align="center" style:justify-single-word="false"/>
      <style:text-properties officeooo:paragraph-rsid="0037ca96"/>
    </style:style>
    <style:style style:name="P76" style:family="paragraph" style:parent-style-name="Standard">
      <style:paragraph-properties fo:text-align="center" style:justify-single-word="false"/>
      <style:text-properties officeooo:paragraph-rsid="003978a7"/>
    </style:style>
    <style:style style:name="P77" style:family="paragraph" style:parent-style-name="Standard">
      <style:paragraph-properties fo:text-align="center" style:justify-single-word="false"/>
      <style:text-properties officeooo:paragraph-rsid="003bd84b"/>
    </style:style>
    <style:style style:name="P78" style:family="paragraph" style:parent-style-name="Standard">
      <style:text-properties officeooo:rsid="0008348a" officeooo:paragraph-rsid="0037ca96"/>
    </style:style>
    <style:style style:name="P79" style:family="paragraph" style:parent-style-name="Standard">
      <style:paragraph-properties fo:text-align="center" style:justify-single-word="false"/>
      <style:text-properties officeooo:rsid="0008348a" officeooo:paragraph-rsid="0037ab65"/>
    </style:style>
    <style:style style:name="P80" style:family="paragraph" style:parent-style-name="Standard">
      <style:paragraph-properties fo:text-align="center" style:justify-single-word="false"/>
      <style:text-properties officeooo:rsid="0008348a" officeooo:paragraph-rsid="0038bde2"/>
    </style:style>
    <style:style style:name="T1" style:family="text">
      <style:text-properties officeooo:rsid="0030b8fb"/>
    </style:style>
    <style:style style:name="T2" style:family="text">
      <style:text-properties officeooo:rsid="00321087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15"/>
      <text:p text:style-name="P15"/>
      <text:p text:style-name="P15">adf</text:p>
      <text:p text:style-name="P49"/>
      <text:p text:style-name="P34"><draw:frame draw:style-name="fr1" draw:name="Object17" text:anchor-type="as-char" svg:y="-0.172in" svg:width="0.7681in" svg:height="0.2146in" draw:z-index="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4"><draw:frame draw:style-name="fr1" draw:name="Object19" text:anchor-type="as-char" svg:y="-0.2925in" svg:width="1.1717in" svg:height="0.4717in" draw:z-index="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4"><draw:frame draw:style-name="fr1" draw:name="Object20" text:anchor-type="as-char" svg:y="-0.2925in" svg:width="2.0252in" svg:height="0.4717in" draw:z-index="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34"><draw:frame draw:style-name="fr1" draw:name="Object21" text:anchor-type="as-char" svg:y="-0.2925in" svg:width="3.1965in" svg:height="0.4717in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9"/>
      <text:p text:style-name="P21">af</text:p>
      <text:p text:style-name="P39"><draw:frame draw:style-name="fr1" draw:name="Object57" text:anchor-type="as-char" svg:y="-0.172in" svg:width="0.8311in" svg:height="0.2146in" draw:z-index="1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39"><draw:frame draw:style-name="fr1" draw:name="Object58" text:anchor-type="as-char" svg:y="-0.2925in" svg:width="1.2346in" svg:height="0.4717in" draw:z-index="1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39"><draw:frame draw:style-name="fr1" draw:name="Object59" text:anchor-type="as-char" svg:y="-0.2925in" svg:width="2.1528in" svg:height="0.4717in" draw:z-index="1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39"><draw:frame draw:style-name="fr1" draw:name="Object56" text:anchor-type="as-char" svg:y="-0.2925in" svg:width="3.5898in" svg:height="0.4717in" draw:z-index="1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39"/>
      <text:p text:style-name="P21">af</text:p>
      <text:p text:style-name="P39"><draw:frame draw:style-name="fr1" draw:name="Object61" text:anchor-type="as-char" svg:y="-0.172in" svg:width="0.8102in" svg:height="0.2146in" draw:z-index="1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39"><draw:frame draw:style-name="fr1" draw:name="Object62" text:anchor-type="as-char" svg:y="-0.2807in" svg:width="1.2256in" svg:height="0.4484in" draw:z-index="2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39"><draw:frame draw:style-name="fr1" draw:name="Object63" text:anchor-type="as-char" svg:y="-0.2807in" svg:width="1.9728in" svg:height="0.4484in" draw:z-index="2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39"><draw:frame draw:style-name="fr1" draw:name="Object60" text:anchor-type="as-char" svg:y="-0.2807in" svg:width="3.052in" svg:height="0.4484in" draw:z-index="22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49"/>
      <text:p text:style-name="P6"/>
      <text:p text:style-name="P6">-------------------------------------</text:p>
      <text:p text:style-name="P26">adf</text:p>
      <text:p text:style-name="P51"/>
      <text:p text:style-name="P43"><draw:frame draw:style-name="fr1" draw:name="Object73" text:anchor-type="as-char" svg:y="-0.172in" svg:width="0.4492in" svg:height="0.2083in" draw:z-index="2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43"><draw:frame draw:style-name="fr1" draw:name="Object74" text:anchor-type="as-char" svg:y="-0.2925in" svg:width="0.8528in" svg:height="0.4717in" draw:z-index="24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43"><draw:frame draw:style-name="fr1" draw:name="Object75" text:anchor-type="as-char" svg:y="-0.2925in" svg:width="1.7071in" svg:height="0.4717in" draw:z-index="25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43"><draw:frame draw:style-name="fr1" draw:name="Object76" text:anchor-type="as-char" svg:y="-0.2925in" svg:width="2.878in" svg:height="0.4717in" draw:z-index="3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26"/>
      <text:p text:style-name="P49"><text:soft-page-break/></text:p>
      <text:p text:style-name="P15">af</text:p>
      <text:p text:style-name="P34"><draw:frame draw:style-name="fr1" draw:name="Object18" text:anchor-type="as-char" svg:y="-0.172in" svg:width="0.5535in" svg:height="0.2083in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4"><draw:frame draw:style-name="fr1" draw:name="Object22" text:anchor-type="as-char" svg:y="-0.2925in" svg:width="0.9571in" svg:height="0.4717in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4"><draw:frame draw:style-name="fr1" draw:name="Object23" text:anchor-type="as-char" svg:y="-0.4165in" svg:width="1.811in" svg:height="0.5957in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4"><draw:frame draw:style-name="fr1" draw:name="Object24" text:anchor-type="as-char" svg:y="-0.4165in" svg:width="2.9902in" svg:height="0.5957in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9"/>
      <text:p text:style-name="P15">af</text:p>
      <text:p text:style-name="P3"><draw:frame draw:style-name="fr1" draw:name="Object16" text:anchor-type="as-char" svg:y="-0.172in" svg:width="0.5154in" svg:height="0.2083in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"><draw:frame draw:style-name="fr1" draw:name="Object25" text:anchor-type="as-char" svg:y="-0.2807in" svg:width="0.9299in" svg:height="0.4484in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"><draw:frame draw:style-name="fr1" draw:name="Object26" text:anchor-type="as-char" svg:y="-0.4047in" svg:width="1.6807in" svg:height="0.5728in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"><draw:frame draw:style-name="fr1" draw:name="Object27" text:anchor-type="as-char" svg:y="-0.4047in" svg:width="2.6543in" svg:height="0.5728in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70"/>
      <text:p text:style-name="P15"/>
      <text:p text:style-name="P15"/>
      <text:p text:style-name="P15">adf</text:p>
      <text:p text:style-name="P49"/>
      <text:p text:style-name="P34"><draw:frame draw:style-name="fr1" draw:name="Object28" text:anchor-type="as-char" svg:y="-0.172in" svg:width="0.4492in" svg:height="0.2083in" draw:z-index="4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4"/>
      <text:p text:style-name="P34"><draw:frame draw:style-name="fr1" draw:name="Object29" text:anchor-type="as-char" svg:y="-0.2925in" svg:width="0.6547in" svg:height="0.4717in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4"><draw:frame draw:style-name="fr1" draw:name="Object30" text:anchor-type="as-char" svg:y="-0.2925in" svg:width="0.9965in" svg:height="0.4717in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4"><draw:frame draw:style-name="fr1" draw:name="Object31" text:anchor-type="as-char" svg:y="-0.2925in" svg:width="1.3272in" svg:height="0.4717in" draw:z-index="4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7">af</text:p>
      <text:p text:style-name="P37"><draw:frame draw:style-name="fr1" draw:name="Object49" text:anchor-type="as-char" svg:y="-0.2925in" svg:width="0.9654in" svg:height="0.471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49"/>
      <text:p text:style-name="P22">af</text:p>
      <text:p text:style-name="P40"><draw:frame draw:style-name="fr1" draw:name="Object65" text:anchor-type="as-char" svg:y="-0.172in" svg:width="0.5134in" svg:height="0.2083in" draw:z-index="5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40"><draw:frame draw:style-name="fr1" draw:name="Object66" text:anchor-type="as-char" svg:y="-0.2925in" svg:width="0.7189in" svg:height="0.4717in" draw:z-index="59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40"><draw:frame draw:style-name="fr1" draw:name="Object67" text:anchor-type="as-char" svg:y="-0.172in" svg:width="0.5555in" svg:height="0.2083in" draw:z-index="61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40"><draw:frame draw:style-name="fr1" draw:name="Object68" text:anchor-type="as-char" svg:y="-0.172in" svg:width="0.572in" svg:height="0.2083in" draw:z-index="63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22">af</text:p>
      <text:p text:style-name="P22"/>
      <text:p text:style-name="P40"><draw:frame draw:style-name="fr1" draw:name="Object69" text:anchor-type="as-char" svg:y="-0.172in" svg:width="0.8102in" svg:height="0.2146in" draw:z-index="64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40"><draw:frame draw:style-name="fr1" draw:name="Object70" text:anchor-type="as-char" svg:y="-0.2807in" svg:width="1.028in" svg:height="0.4484in" draw:z-index="65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40"><draw:frame draw:style-name="fr1" draw:name="Object71" text:anchor-type="as-char" svg:y="-0.2807in" svg:width="1.2543in" svg:height="0.4484in" draw:z-index="69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40"><draw:frame draw:style-name="fr1" draw:name="Object64" text:anchor-type="as-char" svg:y="-0.2807in" svg:width="1.5984in" svg:height="0.4484in" draw:z-index="7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8">af</text:p>
      <text:p text:style-name="P42"><draw:frame draw:style-name="fr1" draw:name="Object72" text:anchor-type="as-char" svg:y="-0.2807in" svg:width="1.8638in" svg:height="0.4484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5"/>
      <text:p text:style-name="P6"/>
      <text:p text:style-name="P6">-------------------------------------</text:p>
      <text:p text:style-name="P26"/>
      <text:p text:style-name="P26"/>
      <text:p text:style-name="P25"/>
      <text:p text:style-name="P15">af</text:p>
      <text:p text:style-name="P34"><draw:frame draw:style-name="fr1" draw:name="Object32" text:anchor-type="as-char" svg:y="-0.172in" svg:width="0.5535in" svg:height="0.2083in" draw:z-index="4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34"><text:soft-page-break/><draw:frame draw:style-name="fr1" draw:name="Object33" text:anchor-type="as-char" svg:y="-0.2925in" svg:width="0.7598in" svg:height="0.4717in" draw:z-index="5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34"><draw:frame draw:style-name="fr1" draw:name="Object34" text:anchor-type="as-char" svg:y="-0.172in" svg:width="0.5957in" svg:height="0.2083in" draw:z-index="5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34"><draw:frame draw:style-name="fr1" draw:name="Object35" text:anchor-type="as-char" svg:y="-0.172in" svg:width="0.6134in" svg:height="0.2083in" draw:z-index="5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9"/>
      <text:p text:style-name="P15">af</text:p>
      <text:p text:style-name="P34"><draw:frame draw:style-name="fr1" draw:name="Object36" text:anchor-type="as-char" svg:y="-0.172in" svg:width="0.5154in" svg:height="0.2083in" draw:z-index="5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34"><draw:frame draw:style-name="fr1" draw:name="Object37" text:anchor-type="as-char" svg:y="-0.2807in" svg:width="0.7319in" svg:height="0.4484in" draw:z-index="5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34"><draw:frame draw:style-name="fr1" draw:name="Object38" text:anchor-type="as-char" svg:y="-0.4047in" svg:width="0.9563in" svg:height="0.5728in" draw:z-index="5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4"><draw:frame draw:style-name="fr1" draw:name="Object39" text:anchor-type="as-char" svg:y="-0.4047in" svg:width="1.1917in" svg:height="0.5728in" draw:z-index="6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7">af</text:p>
      <text:p text:style-name="P37"><draw:frame draw:style-name="fr1" draw:name="Object50" text:anchor-type="as-char" svg:y="-0.2835in" svg:width="1.228in" svg:height="0.4516in" draw:z-index="6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67"/>
      <text:p text:style-name="P64"/>
      <text:p text:style-name="P27"/>
      <text:p text:style-name="P27"/>
      <text:p text:style-name="P27">adf</text:p>
      <text:p text:style-name="P52"/>
      <text:p text:style-name="P44"><draw:frame draw:style-name="fr1" draw:name="Object78" text:anchor-type="as-char" svg:y="-0.172in" svg:width="0.4492in" svg:height="0.2083in" draw:z-index="72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44"/>
      <text:p text:style-name="P44"><draw:frame draw:style-name="fr1" draw:name="Object79" text:anchor-type="as-char" svg:y="-0.2925in" svg:width="0.6547in" svg:height="0.4717in" draw:z-index="73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44"><draw:frame draw:style-name="fr1" draw:name="Object80" text:anchor-type="as-char" svg:y="-0.2925in" svg:width="0.9965in" svg:height="0.4717in" draw:z-index="74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44"><draw:frame draw:style-name="fr1" draw:name="Object81" text:anchor-type="as-char" svg:y="-0.2925in" svg:width="1.3272in" svg:height="0.4717in" draw:z-index="75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9">af</text:p>
      <text:p text:style-name="P7"><draw:frame draw:style-name="fr1" draw:name="Object77" text:anchor-type="as-char" svg:y="-0.2925in" svg:width="0.9654in" svg:height="0.4717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7"/>
      <text:p text:style-name="P27">af</text:p>
      <text:p text:style-name="P44"><draw:frame draw:style-name="fr1" draw:name="Object82" text:anchor-type="as-char" svg:y="-0.172in" svg:width="0.5134in" svg:height="0.2083in" draw:z-index="7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4"><draw:frame draw:style-name="fr1" draw:name="Object83" text:anchor-type="as-char" svg:y="-0.2925in" svg:width="0.7189in" svg:height="0.4717in" draw:z-index="80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44"><draw:frame draw:style-name="fr1" draw:name="Object84" text:anchor-type="as-char" svg:y="-0.2925in" svg:width="1.1244in" svg:height="0.4717in" draw:z-index="8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44"><draw:frame draw:style-name="fr1" draw:name="Object85" text:anchor-type="as-char" svg:y="-0.2925in" svg:width="1.6563in" svg:height="0.4717in" draw:z-index="82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44"/>
      <text:p text:style-name="P20">af</text:p>
      <text:p text:style-name="P8"><draw:frame draw:style-name="fr1" draw:name="Object90" text:anchor-type="as-char" svg:y="-0.2925in" svg:width="1.3429in" svg:height="0.4717in" draw:z-index="83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44"/>
      <text:p text:style-name="P27">af</text:p>
      <text:p text:style-name="P44"><draw:frame draw:style-name="fr1" draw:name="Object86" text:anchor-type="as-char" svg:y="-0.172in" svg:width="0.4925in" svg:height="0.2083in" draw:z-index="8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44"><draw:frame draw:style-name="fr1" draw:name="Object87" text:anchor-type="as-char" svg:y="-0.2807in" svg:width="0.7098in" svg:height="0.4484in" draw:z-index="85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44"><draw:frame draw:style-name="fr1" draw:name="Object88" text:anchor-type="as-char" svg:y="-0.2807in" svg:width="0.9335in" svg:height="0.4484in" draw:z-index="86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44"><draw:frame draw:style-name="fr1" draw:name="Object89" text:anchor-type="as-char" svg:y="-0.2807in" svg:width="1.278in" svg:height="0.4484in" draw:z-index="87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20">af</text:p>
      <text:p text:style-name="P8"><draw:frame draw:style-name="fr1" draw:name="Object91" text:anchor-type="as-char" svg:y="-0.2807in" svg:width="1.2335in" svg:height="0.4484in" draw:z-index="88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52"/>
      <text:p text:style-name="P7"><text:soft-page-break/></text:p>
      <text:p text:style-name="P7"/>
      <text:p text:style-name="P7">-------------------------------------</text:p>
      <text:p text:style-name="P27"/>
      <text:p text:style-name="P27"/>
      <text:p text:style-name="P1">adf</text:p>
      <text:p text:style-name="P48"/>
      <text:p text:style-name="P33"><draw:frame draw:style-name="fr1" draw:name="Object3" text:anchor-type="as-char" svg:y="-0.172in" svg:width="0.7925in" svg:height="0.2146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3"/>
      <text:p text:style-name="P33"><draw:frame draw:style-name="fr1" draw:name="Object6" text:anchor-type="as-char" svg:y="-0.2925in" svg:width="0.9984in" svg:height="0.471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3"><draw:frame draw:style-name="fr1" draw:name="Object7" text:anchor-type="as-char" svg:y="-0.2925in" svg:width="1.3402in" svg:height="0.471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3"><draw:frame draw:style-name="fr1" draw:name="Object8" text:anchor-type="as-char" svg:y="-0.2925in" svg:width="1.6701in" svg:height="0.471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7">af</text:p>
      <text:p text:style-name="P38"><draw:frame draw:style-name="fr1" draw:name="Object51" text:anchor-type="as-char" svg:y="-0.2925in" svg:width="1.6457in" svg:height="0.4717in" draw:z-index="6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48"/>
      <text:p text:style-name="P1">af</text:p>
      <text:p text:style-name="P33"><draw:frame draw:style-name="fr1" draw:name="Object4" text:anchor-type="as-char" svg:y="-0.172in" svg:width="0.8965in" svg:height="0.21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3"><draw:frame draw:style-name="fr1" draw:name="Object10" text:anchor-type="as-char" svg:y="-0.2925in" svg:width="1.1028in" svg:height="0.4717in" draw:z-index="2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3"><draw:frame draw:style-name="fr1" draw:name="Object9" text:anchor-type="as-char" svg:y="-0.4165in" svg:width="1.4445in" svg:height="0.5957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3"><draw:frame draw:style-name="fr1" draw:name="Object12" text:anchor-type="as-char" svg:y="-0.4165in" svg:width="1.7819in" svg:height="0.5957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7">af</text:p>
      <text:p text:style-name="P38"><draw:frame draw:style-name="fr1" draw:name="Object53" text:anchor-type="as-char" svg:y="-0.2925in" svg:width="1.9555in" svg:height="0.4717in" draw:z-index="6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48"/>
      <text:p text:style-name="P1">af</text:p>
      <text:p text:style-name="P33"><draw:frame draw:style-name="fr1" draw:name="Object5" text:anchor-type="as-char" svg:y="-0.172in" svg:width="0.8583in" svg:height="0.2146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4"><draw:frame draw:style-name="fr1" draw:name="Object13" text:anchor-type="as-char" svg:y="-0.2807in" svg:width="1.0756in" svg:height="0.4484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4"><draw:frame draw:style-name="fr1" draw:name="Object14" text:anchor-type="as-char" svg:y="-0.4047in" svg:width="1.3028in" svg:height="0.5728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4"><draw:frame draw:style-name="fr1" draw:name="Object15" text:anchor-type="as-char" svg:y="-0.4047in" svg:width="1.5382in" svg:height="0.572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7">af</text:p>
      <text:p text:style-name="P38"><text:soft-page-break/><draw:frame draw:style-name="fr1" draw:name="Object52" text:anchor-type="as-char" svg:y="-0.2835in" svg:width="1.7862in" svg:height="0.4516in" draw:z-index="6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"/>
      <text:p text:style-name="P68"/>
      <text:p text:style-name="P65"/>
      <text:p text:style-name="P53"/>
      <text:p text:style-name="P53">If -<text:span text:style-name="T1">1</text:span> &lt; x &lt; <text:span text:style-name="T1">1</text:span>,</text:p>
      <text:p text:style-name="P49"/>
      <text:p text:style-name="P34"><draw:frame draw:style-name="fr1" draw:name="Object11" text:anchor-type="as-char" svg:y="-0.2925in" svg:width="3.9138in" svg:height="0.4717in" draw:z-index="3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4">af</text:p>
      <text:p text:style-name="P41"><draw:frame draw:style-name="fr1" draw:name="Object55" text:anchor-type="as-char" svg:y="-0.2925in" svg:width="4.3071in" svg:height="0.4717in" draw:z-index="7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1"/>
      <text:p text:style-name="P24">af</text:p>
      <text:p text:style-name="P5"><draw:frame draw:style-name="fr1" draw:name="Object54" text:anchor-type="as-char" svg:y="-0.2807in" svg:width="3.7693in" svg:height="0.4484in" draw:z-index="76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5"/>
      <text:p text:style-name="P3"/>
      <text:p text:style-name="P3">-------------------------------------</text:p>
      <text:p text:style-name="P15"/>
      <text:p text:style-name="P15"/>
      <text:p text:style-name="P54">If 0 &lt; x &lt; 2,</text:p>
      <text:p text:style-name="P59"/>
      <text:p text:style-name="P9"><draw:frame draw:style-name="fr1" draw:name="Object92" text:anchor-type="as-char" svg:y="-0.2925in" svg:width="3.5953in" svg:height="0.4717in" draw:z-index="89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15"/>
      <text:p text:style-name="P15">af</text:p>
      <text:p text:style-name="P34"><draw:frame draw:style-name="fr1" draw:name="Object1" text:anchor-type="as-char" svg:y="-0.4165in" svg:width="3.7075in" svg:height="0.5957in" draw:z-index="3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9"/>
      <text:p text:style-name="P15">af</text:p>
      <text:p text:style-name="P34"><draw:frame draw:style-name="fr1" draw:name="Object2" text:anchor-type="as-char" svg:y="-0.4047in" svg:width="3.3717in" svg:height="0.5728in" draw:z-index="38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4"/>
      <text:p text:style-name="P23"/>
      <text:p text:style-name="P69"/>
      <text:p text:style-name="P66"/>
      <text:p text:style-name="P55"/>
      <text:p text:style-name="P55"/>
      <text:p text:style-name="P28"/>
      <text:p text:style-name="P6">-------------------------------------</text:p>
      <text:p text:style-name="P26"/>
      <text:p text:style-name="P55">If 0 &lt; x &lt; 2,</text:p>
      <text:p text:style-name="P60"/>
      <text:p text:style-name="P45"><draw:frame draw:style-name="fr1" draw:name="Object40" text:anchor-type="as-char" svg:y="-0.2201in" svg:width="1.3098in" svg:height="0.389in" draw:z-index="9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60"/>
      <text:p text:style-name="P15">af</text:p>
      <text:p text:style-name="P34"><draw:frame draw:style-name="fr1" draw:name="Object41" text:anchor-type="as-char" svg:y="-0.2201in" svg:width="1.5181in" svg:height="0.389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49"/>
      <text:p text:style-name="P15">af</text:p>
      <text:p text:style-name="P34"><draw:frame draw:style-name="fr1" draw:name="Object42" text:anchor-type="as-char" svg:y="-0.2201in" svg:width="1.4409in" svg:height="0.389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4"/>
      <text:p text:style-name="P3"/>
      <text:p text:style-name="P71"/>
      <text:p text:style-name="P16"/>
      <text:p text:style-name="P16"/>
      <text:p text:style-name="P56">If -<text:span text:style-name="T2">1</text:span> &lt; x &lt; <text:span text:style-name="T2">1</text:span>,</text:p>
      <text:p text:style-name="P61"/>
      <text:p text:style-name="P10"><draw:frame draw:style-name="fr1" draw:name="Object93" text:anchor-type="as-char" svg:y="-0.2925in" svg:width="3.7016in" svg:height="0.4717in" draw:z-index="9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16"/>
      <text:p text:style-name="P30">af</text:p>
      <text:p text:style-name="P46"><draw:frame draw:style-name="fr1" draw:name="Object94" text:anchor-type="as-char" svg:y="-0.2925in" svg:width="4.1374in" svg:height="0.4717in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46"/>
      <text:p text:style-name="P30">af</text:p>
      <text:p text:style-name="P12"><draw:frame draw:style-name="fr1" draw:name="Object95" text:anchor-type="as-char" svg:y="-0.2807in" svg:width="3.5862in" svg:height="0.4484in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30"/>
      <text:p text:style-name="P12"/>
      <text:p text:style-name="P16"/>
      <text:p text:style-name="P6">-------------------------------------</text:p>
      <text:p text:style-name="P26"/>
      <text:p text:style-name="P55"/>
      <text:p text:style-name="P55">If 0 &lt; x &lt; 2,</text:p>
      <text:p text:style-name="P60"/>
      <text:p text:style-name="P45"><draw:frame draw:style-name="fr1" draw:name="Object44" text:anchor-type="as-char" svg:y="-0.2925in" svg:width="3.2465in" svg:height="0.4717in" draw:z-index="9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60"/>
      <text:p text:style-name="P16">af</text:p>
      <text:p text:style-name="P35"><draw:frame draw:style-name="fr1" draw:name="Object45" text:anchor-type="as-char" svg:y="-0.4165in" svg:width="3.4299in" svg:height="0.5957in" draw:z-index="5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50"/>
      <text:p text:style-name="P16">af</text:p>
      <text:p text:style-name="P4"><draw:frame draw:style-name="fr1" draw:name="Object43" text:anchor-type="as-char" svg:y="-0.4047in" svg:width="3.0681in" svg:height="0.5728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72"/>
      <text:p text:style-name="P29"/>
      <text:p text:style-name="P29"/>
      <text:p text:style-name="P16"/>
      <text:p text:style-name="P31"/>
      <text:p text:style-name="P31">adf</text:p>
      <text:p text:style-name="P62"/>
      <text:p text:style-name="P47"><draw:frame draw:style-name="fr1" draw:name="Object97" text:anchor-type="as-char" svg:y="-0.2744in" svg:width="1.7854in" svg:height="0.4429in" draw:z-index="95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62"/>
      <text:p text:style-name="P31">af</text:p>
      <text:p text:style-name="P47"><draw:frame draw:style-name="fr1" draw:name="Object98" text:anchor-type="as-char" svg:y="-0.2744in" svg:width="2.0646in" svg:height="0.4429in" draw:z-index="96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62"/>
      <text:p text:style-name="P31">af</text:p>
      <text:p text:style-name="P13"><draw:frame draw:style-name="fr1" draw:name="Object96" text:anchor-type="as-char" svg:y="-0.2744in" svg:width="1.9618in" svg:height="0.4429in" draw:z-index="97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16"/>
      <text:p text:style-name="P29"/>
      <text:p text:style-name="P11">-------------------------------------</text:p>
      <text:p text:style-name="P29"/>
      <text:p text:style-name="P57"/>
      <text:p text:style-name="P16"/>
      <text:p text:style-name="P16">adf</text:p>
      <text:p text:style-name="P50"/>
      <text:p text:style-name="P36"><draw:frame draw:style-name="fr1" draw:name="Object46" text:anchor-type="as-char" svg:y="-0.2744in" svg:width="1.8102in" svg:height="0.4429in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50"/>
      <text:p text:style-name="P16">af</text:p>
      <text:p text:style-name="P35"><draw:frame draw:style-name="fr1" draw:name="Object47" text:anchor-type="as-char" svg:y="-0.2744in" svg:width="2.0898in" svg:height="0.4429in" draw:z-index="4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50"/>
      <text:p text:style-name="P16">af</text:p>
      <text:p text:style-name="P35"><draw:frame draw:style-name="fr1" draw:name="Object48" text:anchor-type="as-char" svg:y="-0.2744in" svg:width="1.9866in" svg:height="0.4429in" draw:z-index="4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4"/>
      <text:p text:style-name="P73"/>
      <text:p text:style-name="P32"/>
      <text:p text:style-name="P32"/>
      <text:p text:style-name="P32"/>
      <text:p text:style-name="P32"/>
      <text:p text:style-name="P32">adf</text:p>
      <text:p text:style-name="P63"/>
      <text:p text:style-name="P74"><draw:frame draw:style-name="fr1" draw:name="Object99" text:anchor-type="as-char" svg:y="-0.2925in" svg:width="1.352in" svg:height="0.4717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77"><draw:frame draw:style-name="fr1" draw:name="Object116" text:anchor-type="as-char" svg:y="-0.2925in" svg:width="2.1071in" svg:height="0.4717in" draw:z-index="115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77"><draw:frame draw:style-name="fr1" draw:name="Object117" text:anchor-type="as-char" svg:y="-0.2925in" svg:width="2.6728in" svg:height="0.4717in" draw:z-index="116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P63"/>
      <text:p text:style-name="P32">af</text:p>
      <text:p text:style-name="P74"><draw:frame draw:style-name="fr1" draw:name="Object100" text:anchor-type="as-char" svg:y="-0.2925in" svg:width="1.7598in" svg:height="0.4717in" draw:z-index="99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76"><draw:frame draw:style-name="fr1" draw:name="Object114" text:anchor-type="as-char" svg:y="-0.2925in" svg:width="3.1909in" svg:height="0.4717in" draw:z-index="113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76"><draw:frame draw:style-name="fr1" draw:name="Object115" text:anchor-type="as-char" svg:y="-0.2925in" svg:width="4.3902in" svg:height="0.4717in" draw:z-index="11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63"/>
      <text:p text:style-name="P32">af</text:p>
      <text:p text:style-name="P14"><draw:frame draw:style-name="fr1" draw:name="Object101" text:anchor-type="as-char" svg:y="-0.2807in" svg:width="1.272in" svg:height="0.4484in" draw:z-index="100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P80"><draw:frame draw:style-name="fr1" draw:name="Object112" text:anchor-type="as-char" svg:y="-0.2807in" svg:width="1.8898in" svg:height="0.4484in" draw:z-index="111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80"><draw:frame draw:style-name="fr1" draw:name="Object113" text:anchor-type="as-char" svg:y="-0.2807in" svg:width="2.4071in" svg:height="0.4484in" draw:z-index="112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32"/>
      <text:p text:style-name="P32"/>
      <text:p text:style-name="P14">-------------------------------------</text:p>
      <text:p text:style-name="P32"/>
      <text:p text:style-name="P58"/>
      <text:p text:style-name="P32"/>
      <text:p text:style-name="P32">adf</text:p>
      <text:p text:style-name="P63"/>
      <text:p text:style-name="P74"><draw:frame draw:style-name="fr1" draw:name="Object102" text:anchor-type="as-char" svg:y="-0.2925in" svg:width="0.9764in" svg:height="0.4717in" draw:z-index="101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75"><draw:frame draw:style-name="fr1" draw:name="Object105" text:anchor-type="as-char" svg:y="-0.2925in" svg:width="1.6681in" svg:height="0.4717in" draw:z-index="104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75"><draw:frame draw:style-name="fr1" draw:name="Object106" text:anchor-type="as-char" svg:y="-0.2925in" svg:width="2.1717in" svg:height="0.4717in" draw:z-index="105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78"><text:soft-page-break/>af</text:p>
      <text:p text:style-name="P75"><draw:frame draw:style-name="fr1" draw:name="Object107" text:anchor-type="as-char" svg:y="-0.2925in" svg:width="1.848in" svg:height="0.4717in" draw:z-index="106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32">af</text:p>
      <text:p text:style-name="P74"><draw:frame draw:style-name="fr1" draw:name="Object103" text:anchor-type="as-char" svg:y="-0.2925in" svg:width="1.9126in" svg:height="0.4717in" draw:z-index="102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75"><draw:frame draw:style-name="fr1" draw:name="Object108" text:anchor-type="as-char" svg:y="-0.4165in" svg:width="3.7882in" svg:height="0.5957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75"><draw:frame draw:style-name="fr1" draw:name="Object109" text:anchor-type="as-char" svg:y="-0.4165in" svg:width="5.2752in" svg:height="0.5957in" draw:z-index="108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63"/>
      <text:p text:style-name="P32">af</text:p>
      <text:p text:style-name="P74"><draw:frame draw:style-name="fr1" draw:name="Object104" text:anchor-type="as-char" svg:y="-0.2807in" svg:width="1.1783in" svg:height="0.4484in" draw:z-index="103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P75"><draw:frame draw:style-name="fr1" draw:name="Object110" text:anchor-type="as-char" svg:y="-0.4047in" svg:width="2.0201in" svg:height="0.5728in" draw:z-index="109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75"><draw:frame draw:style-name="fr1" draw:name="Object111" text:anchor-type="as-char" svg:y="-0.4047in" svg:width="2.628in" svg:height="0.5728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42:10.167000000</meta:creation-date>
    <dc:date>2016-06-11T12:40:04.518000000</dc:date>
    <meta:editing-duration>PT18H8M35S</meta:editing-duration>
    <meta:editing-cycles>42</meta:editing-cycles>
    <meta:generator>LibreOffice/5.0.0.5$Windows_x86 LibreOffice_project/1b1a90865e348b492231e1c451437d7a15bb262b</meta:generator>
    <meta:document-statistic meta:table-count="0" meta:image-count="0" meta:object-count="117" meta:page-count="13" meta:paragraph-count="179" meta:word-count="87" meta:character-count="470" meta:non-whitespace-character-count="445"/>
  </office:meta>
</office:document-meta>
</file>

<file path=Object 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i>z</mi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∫</mo>
            <mn>0</mn>
            <mi>x</mi>
          </munderover>
          <mi mathvariant="italic">dt</mi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i mathvariant="italic">du</mi>
        </mrow>
      </mrow>
      <mrow>
        <mi mathvariant="italic">dt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i mathvariant="italic">dv</mi>
          </mrow>
        </mrow>
      </mrow>
      <mi mathvariant="italic">du</mi>
      <mrow>
        <mi mathvariant="italic">dt</mi>
        <mo stretchy="false">+</mo>
        <mn>..</mn>
      </mrow>
      <mi>.</mi>
    </mrow>
    <annotation encoding="StarMath 5.0">(x+1)^z = 
1 + 
(binom{z}{1})int from 0 to x dt + 
(binom{z}{2})int from 0 to x int from 0 to x du dt+ 
(binom{z}{2})int from 0 to x int from 0 to x int from 0 to x dv du dt + ...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i>@</mi>
            <mn>2</mn>
          </mrow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i mathvariant="italic">du</mi>
          </mrow>
        </mrow>
      </mrow>
      <mi mathvariant="italic">dt</mi>
    </mrow>
    <annotation encoding="StarMath 5.0">(x-1)^{@2} =
int from 1 to x int from 1 to {x over t} du dt
</annotation>
  </semantics>
</math>
</file>

<file path=Object 100/content.xml><?xml version="1.0" encoding="utf-8"?>
<math xmlns="http://www.w3.org/1998/Math/MathML" display="block">
  <semantics>
    <mrow>
      <mi>$</mi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underover>
            <mo stretchy="false">∫</mo>
            <mn>0</mn>
            <mi>x</mi>
          </munderover>
          <mrow>
            <mfrac>
              <mn>1</mn>
              <mi>t</mi>
            </mfrac>
            <mo stretchy="false">−</mo>
            <mfrac>
              <msup>
                <mi>e</mi>
                <mrow>
                  <mo stretchy="false">−</mo>
                  <mi>t</mi>
                </mrow>
              </msup>
              <mi>t</mi>
            </mfrac>
          </mrow>
        </mrow>
      </mrow>
      <mi mathvariant="italic">dt</mi>
    </mrow>
    <annotation encoding="StarMath 5.0">$log (x+1) = int from 0 to x { 1 over t - e^-t over t } dt</annotation>
  </semantics>
</math>
</file>

<file path=Object 101/content.xml><?xml version="1.0" encoding="utf-8"?>
<math xmlns="http://www.w3.org/1998/Math/MathML" display="block">
  <semantics>
    <mrow>
      <mtext>!</mtext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frac>
            <mn>1</mn>
            <mi>t</mi>
          </mfrac>
        </mrow>
      </mrow>
    </mrow>
    <annotation encoding="StarMath 5.0">"!"log (x+1) = sum from t=1 to x {1 over t}</annotation>
  </semantics>
</math>
</file>

<file path=Object 102/content.xml><?xml version="1.0" encoding="utf-8"?>
<math xmlns="http://www.w3.org/1998/Math/MathML" display="block">
  <semantics>
    <mrow>
      <mi>log</mi>
      <mrow>
        <mi>x</mi>
        <mo stretchy="false">=</mo>
        <mrow>
          <munderover>
            <mo stretchy="false">∫</mo>
            <mn>1</mn>
            <mi>x</mi>
          </munderover>
          <mfrac>
            <mn>1</mn>
            <mi>t</mi>
          </mfrac>
        </mrow>
      </mrow>
      <mi mathvariant="italic">dt</mi>
    </mrow>
    <annotation encoding="StarMath 5.0">log x = int from 1 to x {1 over t} dt</annotation>
  </semantics>
</math>
</file>

<file path=Object 103/content.xml><?xml version="1.0" encoding="utf-8"?>
<math xmlns="http://www.w3.org/1998/Math/MathML" display="block">
  <semantics>
    <mrow>
      <mi>@</mi>
      <mi>log</mi>
      <mrow>
        <mi>x</mi>
        <mo stretchy="false">=</mo>
        <mrow>
          <munderover>
            <mo stretchy="false">∫</mo>
            <mn>1</mn>
            <mi>x</mi>
          </munderover>
          <mrow>
            <mfrac>
              <mn>1</mn>
              <mrow>
                <mi>log</mi>
                <mi>t</mi>
              </mrow>
            </mfrac>
            <mo stretchy="false">−</mo>
            <mfrac>
              <mn>1</mn>
              <mrow>
                <mi>t</mi>
                <mi>log</mi>
                <mi>t</mi>
              </mrow>
            </mfrac>
          </mrow>
        </mrow>
      </mrow>
      <mi mathvariant="italic">dt</mi>
    </mrow>
    <annotation encoding="StarMath 5.0">@log x = int from 1 to x { 1 over {log t} - 1 over {t log t} } dt</annotation>
  </semantics>
</math>
</file>

<file path=Object 104/content.xml><?xml version="1.0" encoding="utf-8"?>
<math xmlns="http://www.w3.org/1998/Math/MathML" display="block">
  <semantics>
    <mrow>
      <mtext>#</mtext>
      <mi>log</mi>
      <mrow>
        <mi>x</mi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i mathvariant="normal">κ</mi>
        </mrow>
      </mrow>
      <mrow>
        <mo fence="true" stretchy="false">(</mo>
        <mrow>
          <mi>t</mi>
        </mrow>
        <mo fence="true" stretchy="false">)</mo>
      </mrow>
    </mrow>
    <annotation encoding="StarMath 5.0">"#"log x = sum from t=2 to x %kappa( t )</annotation>
  </semantics>
</math>
</file>

<file path=Object 10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log</mi>
                <mi>x</mi>
              </mrow>
            </mrow>
            <mo fence="true" stretchy="false">)</mo>
          </mrow>
          <mn>2</mn>
        </msup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frac>
                <mn>1</mn>
                <mi>t</mi>
              </mfrac>
            </mrow>
          </mrow>
          <mo stretchy="false">⋅</mo>
          <mfrac>
            <mn>1</mn>
            <mi>u</mi>
          </mfrac>
        </mrow>
      </mrow>
      <mi mathvariant="italic">du</mi>
      <mi mathvariant="italic">dt</mi>
    </mrow>
    <annotation encoding="StarMath 5.0">(log x)^2 = int from 1 to x int from 1 to x {1 over t} cdot {1 over u} du dt</annotation>
  </semantics>
</math>
</file>

<file path=Object 10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log</mi>
                <mi>x</mi>
              </mrow>
            </mrow>
            <mo fence="true" stretchy="false">)</mo>
          </mrow>
          <mn>3</mn>
        </msup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frac>
                  <mn>1</mn>
                  <mi>t</mi>
                </mfrac>
              </mrow>
            </mrow>
          </mrow>
          <mo stretchy="false">⋅</mo>
          <mfrac>
            <mn>1</mn>
            <mi>u</mi>
          </mfrac>
          <mo stretchy="false">⋅</mo>
          <mfrac>
            <mn>1</mn>
            <mi>v</mi>
          </mfrac>
        </mrow>
      </mrow>
      <mi mathvariant="italic">dv</mi>
      <mi mathvariant="italic">du</mi>
      <mi mathvariant="italic">dt</mi>
    </mrow>
    <annotation encoding="StarMath 5.0">(log x)^3 = int from 1 to x int from 1 to x int from 1 to x {1 over t} cdot {1 over u} cdot {1 over v} dv du dt</annotation>
  </semantics>
</math>
</file>

<file path=Object 10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log</mi>
                <mi>x</mi>
              </mrow>
            </mrow>
            <mo fence="true" stretchy="false">)</mo>
          </mrow>
          <mi>k</mi>
        </msup>
        <mo stretchy="false">=</mo>
        <mrow>
          <mrow>
            <munderover>
              <mo stretchy="false">∫</mo>
              <mn>1</mn>
              <mi>x</mi>
            </munderover>
            <mfrac>
              <mn>1</mn>
              <mi>t</mi>
            </mfrac>
          </mrow>
          <mo stretchy="false">⋅</mo>
          <msup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</mrow>
      </mrow>
      <mi mathvariant="italic">dt</mi>
    </mrow>
    <annotation encoding="StarMath 5.0">(log x)^k = int from 1 to x {1 over t} cdot (log x)^{k-1} dt</annotation>
  </semantics>
</math>
</file>

<file path=Object 10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@</mi>
                <mi>log</mi>
                <mi>x</mi>
              </mrow>
            </mrow>
            <mo fence="true" stretchy="false">)</mo>
          </mrow>
          <mrow>
            <mi>@</mi>
            <mn>2</mn>
          </mrow>
        </msup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frac>
                  <mi>x</mi>
                  <mi>t</mi>
                </mfrac>
              </munderover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t</mi>
                      </mrow>
                    </mfrac>
                    <mo stretchy="false">−</mo>
                    <mfrac>
                      <mn>1</mn>
                      <mrow>
                        <mi>t</mi>
                        <mi>log</mi>
                        <mi>t</mi>
                      </mrow>
                    </mfrac>
                  </mrow>
                </mrow>
                <mo fence="true" stretchy="false">)</mo>
              </mrow>
            </mrow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u</mi>
                  </mrow>
                </mfrac>
                <mo stretchy="false">−</mo>
                <mfrac>
                  <mn>1</mn>
                  <mrow>
                    <mi>u</mi>
                    <mi>log</mi>
                    <mi>u</mi>
                  </mrow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(@log x)^{@2} = int from 1 to x int from 1 to {x over t} ( 1 over {log t} - 1 over {t log t} )cdot( 1 over {log u} - 1 over {u log u} ) du dt</annotation>
  </semantics>
</math>
</file>

<file path=Object 10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@</mi>
                <mi>log</mi>
                <mi>x</mi>
              </mrow>
            </mrow>
            <mo fence="true" stretchy="false">)</mo>
          </mrow>
          <mrow>
            <mi>@</mi>
            <mn>3</mn>
          </mrow>
        </msup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frac>
                  <mi>x</mi>
                  <mi>t</mi>
                </mfrac>
              </munderover>
              <mrow>
                <munderover>
                  <mo stretchy="false">∫</mo>
                  <mn>1</mn>
                  <mfrac>
                    <mi>x</mi>
                    <mrow>
                      <mi>t</mi>
                      <mo stretchy="false">⋅</mo>
                      <mi>u</mi>
                    </mrow>
                  </mfrac>
                </munderover>
                <mrow>
                  <mo fence="true" stretchy="false">(</mo>
                  <mrow>
                    <mrow>
                      <mfrac>
                        <mn>1</mn>
                        <mrow>
                          <mi>log</mi>
                          <mi>t</mi>
                        </mrow>
                      </mfrac>
                      <mo stretchy="false">−</mo>
                      <mfrac>
                        <mn>1</mn>
                        <mrow>
                          <mi>t</mi>
                          <mi>log</mi>
                          <mi>t</mi>
                        </mrow>
                      </mfrac>
                    </mrow>
                  </mrow>
                  <mo fence="true" stretchy="false">)</mo>
                </mrow>
              </mrow>
            </mrow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u</mi>
                  </mrow>
                </mfrac>
                <mo stretchy="false">−</mo>
                <mfrac>
                  <mn>1</mn>
                  <mrow>
                    <mi>u</mi>
                    <mi>log</mi>
                    <mi>u</mi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v</mi>
                  </mrow>
                </mfrac>
                <mo stretchy="false">−</mo>
                <mfrac>
                  <mn>1</mn>
                  <mrow>
                    <mi>v</mi>
                    <mi>log</mi>
                    <mi>v</mi>
                  </mrow>
                </mfrac>
              </mrow>
            </mrow>
            <mo fence="true" stretchy="false">)</mo>
          </mrow>
        </mrow>
      </mrow>
      <mi mathvariant="italic">dv</mi>
      <mi mathvariant="italic">du</mi>
      <mi mathvariant="italic">dt</mi>
    </mrow>
    <annotation encoding="StarMath 5.0">(@log x)^{@3} = int from 1 to x int from 1 to {x over t} int from 1 to {x over {t cdot u}} ( 1 over {log t} - 1 over {t log t} )cdot( 1 over {log u} - 1 over {u log u} ) cdot ( 1 over {log v} - 1 over {v log v} ) dv du dt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@</mi>
          <mn>1</mn>
        </mrow>
      </msup>
      <mo stretchy="false">=</mo>
      <mrow>
        <munderover>
          <mo stretchy="false">∫</mo>
          <mn>1</mn>
          <mi>x</mi>
        </munderover>
        <mi mathvariant="italic">dt</mi>
      </mrow>
    </mrow>
    <annotation encoding="StarMath 5.0">(x-1)^{@1} =
int from 1 to x dt 
</annotation>
  </semantics>
</math>
</file>

<file path=Object 11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text>#</mtext>
                <mi>log</mi>
                <mi>x</mi>
              </mrow>
            </mrow>
            <mo fence="true" stretchy="false">)</mo>
          </mrow>
          <mrow>
            <mtext>#</mtext>
            <mn>2</mn>
          </mrow>
        </msup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i mathvariant="normal">κ</mi>
          </mrow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o fence="true" stretchy="false">(</mo>
        <mrow>
          <mi>u</mi>
        </mrow>
        <mo fence="true" stretchy="false">)</mo>
      </mrow>
    </mrow>
    <annotation encoding="StarMath 5.0">("#"log x)^{"#"2} = sum from t=2 to x sum from u=2 to lfloor x over t rfloor %kappa( t ) cdot %kappa( u )</annotation>
  </semantics>
</math>
</file>

<file path=Object 1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text>#</mtext>
                <mi>log</mi>
                <mi>x</mi>
              </mrow>
            </mrow>
            <mo fence="true" stretchy="false">)</mo>
          </mrow>
          <mrow>
            <mtext>#</mtext>
            <mn>3</mn>
          </mrow>
        </msup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row>
                        <mi>t</mi>
                        <mo stretchy="false">⋅</mo>
                        <mi>u</mi>
                      </mrow>
                    </mfrac>
                  </mrow>
                  <mo fence="true" stretchy="false">⌋</mo>
                </mrow>
              </munderover>
              <mi mathvariant="normal">κ</mi>
            </mrow>
          </mrow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i>u</mi>
          </mrow>
          <mo fence="true" stretchy="false">)</mo>
        </mrow>
        <mo stretchy="false">⋅</mo>
        <mi mathvariant="normal">κ</mi>
      </mrow>
      <mrow>
        <mo fence="true" stretchy="false">(</mo>
        <mrow>
          <mi>v</mi>
        </mrow>
        <mo fence="true" stretchy="false">)</mo>
      </mrow>
    </mrow>
    <annotation encoding="StarMath 5.0">("#"log x)^{"#"3} = sum from t=2 to x sum from u=2 to lfloor x over t rfloor sum from v=2 to lfloor x over {t cdot u} rfloor %kappa( t ) cdot %kappa( u ) cdot %kappa( v )</annotation>
  </semantics>
</math>
</file>

<file path=Object 112/content.xml><?xml version="1.0" encoding="utf-8"?>
<math xmlns="http://www.w3.org/1998/Math/MathML" display="block">
  <semantics>
    <mrow>
      <msup>
        <mrow>
          <mo fence="true" stretchy="false">(</mo>
          <mrow>
            <mrow>
              <mtext>!</mtext>
              <mi>log</mi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)</mo>
        </mrow>
        <mrow>
          <mtext>!</mtext>
          <mn>2</mn>
        </mrow>
      </msup>
      <mo stretchy="false">=</mo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frac>
              <mn>1</mn>
              <mi>t</mi>
            </mfrac>
          </mrow>
        </mrow>
        <mo stretchy="false">⋅</mo>
        <mfrac>
          <mn>1</mn>
          <mi>u</mi>
        </mfrac>
      </mrow>
    </mrow>
    <annotation encoding="StarMath 5.0">("!"log (x+1))^{"!"2} = sum from t=1 to x sum from u=1 to x-t {1 over t} cdot { 1 over u }</annotation>
  </semantics>
</math>
</file>

<file path=Object 113/content.xml><?xml version="1.0" encoding="utf-8"?>
<math xmlns="http://www.w3.org/1998/Math/MathML" display="block">
  <semantics>
    <mrow>
      <msup>
        <mrow>
          <mo fence="true" stretchy="false">(</mo>
          <mrow>
            <mrow>
              <mtext>!</mtext>
              <mi>log</mi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)</mo>
        </mrow>
        <mrow>
          <mtext>!</mtext>
          <mn>3</mn>
        </mrow>
      </msup>
      <mo stretchy="false">=</mo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frac>
                <mn>1</mn>
                <mi>t</mi>
              </mfrac>
            </mrow>
          </mrow>
        </mrow>
        <mo stretchy="false">⋅</mo>
        <mfrac>
          <mn>1</mn>
          <mi>u</mi>
        </mfrac>
        <mo stretchy="false">⋅</mo>
        <mfrac>
          <mn>1</mn>
          <mi>v</mi>
        </mfrac>
      </mrow>
    </mrow>
    <annotation encoding="StarMath 5.0">("!"log (x+1))^{"!"3} = sum from t=1 to x sum from u=1 to x-t sum from v=1 to x-t-u {1 over t} cdot { 1 over u } cdot { 1 over v }</annotation>
  </semantics>
</math>
</file>

<file path=Object 11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$</mi>
                <mi>log</mi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i>$</mi>
            <mn>2</mn>
          </mrow>
        </msup>
        <mo stretchy="false">=</mo>
        <mrow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row>
                <mo fence="true" stretchy="false">(</mo>
                <mrow>
                  <mrow>
                    <mfrac>
                      <mn>1</mn>
                      <mi>t</mi>
                    </mfrac>
                    <mo stretchy="false">−</mo>
                    <mfrac>
                      <msup>
                        <mi>e</mi>
                        <mrow>
                          <mo stretchy="false">−</mo>
                          <mi>t</mi>
                        </mrow>
                      </msup>
                      <mi>t</mi>
                    </mfrac>
                  </mrow>
                </mrow>
                <mo fence="true" stretchy="false">)</mo>
              </mrow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($log (x+1))^{$2} = int from 0 to x int from 0 to x-t ( 1 over t - e^-t over t ) cdot ( 1 over u - e^-u over u ) du dt</annotation>
  </semantics>
</math>
</file>

<file path=Object 11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$</mi>
                <mi>log</mi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i>$</mi>
            <mn>3</mn>
          </mrow>
        </msup>
        <mo stretchy="false">=</mo>
        <mrow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row>
                <munderover>
                  <mo stretchy="false">∫</mo>
                  <mn>0</mn>
                  <mrow>
                    <mi>x</mi>
                    <mo stretchy="false">−</mo>
                    <mi>t</mi>
                    <mo stretchy="false">−</mo>
                    <mi>u</mi>
                  </mrow>
                </munderover>
                <mrow>
                  <mo fence="true" stretchy="false">(</mo>
                  <mrow>
                    <mrow>
                      <mfrac>
                        <mn>1</mn>
                        <mi>t</mi>
                      </mfrac>
                      <mo stretchy="false">−</mo>
                      <mfrac>
                        <msup>
                          <mi>e</mi>
                          <mrow>
                            <mo stretchy="false">−</mo>
                            <mi>t</mi>
                          </mrow>
                        </msup>
                        <mi>t</mi>
                      </mfrac>
                    </mrow>
                  </mrow>
                  <mo fence="true" stretchy="false">)</mo>
                </mrow>
              </mrow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frac>
                  <mn>1</mn>
                  <mi>v</mi>
                </mfrac>
                <mo stretchy="false">−</mo>
                <mfrac>
                  <msup>
                    <mi>e</mi>
                    <mrow>
                      <mo stretchy="false">−</mo>
                      <mi>v</mi>
                    </mrow>
                  </msup>
                  <mi>v</mi>
                </mfrac>
              </mrow>
            </mrow>
            <mo fence="true" stretchy="false">)</mo>
          </mrow>
        </mrow>
      </mrow>
      <mi mathvariant="italic">dv</mi>
      <mi mathvariant="italic">du</mi>
      <mi mathvariant="italic">dt</mi>
    </mrow>
    <annotation encoding="StarMath 5.0">($log (x+1))^{$3} = int from 0 to x int from 0 to x-t int from 0 to x-t-u ( 1 over t - e^-t over t ) cdot ( 1 over u - e^-u over u ) cdot ( 1 over v - e^-v over v ) dv du dt</annotation>
  </semantics>
</math>
</file>

<file path=Object 11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log</mi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=</mo>
        <mrow>
          <mrow>
            <munderover>
              <mo stretchy="false">∫</mo>
              <mn>1</mn>
              <mrow>
                <mi>x</mi>
                <mo stretchy="false">+</mo>
                <mn>1</mn>
              </mrow>
            </munderover>
            <mrow>
              <munderover>
                <mo stretchy="false">∫</mo>
                <mn>1</mn>
                <mrow>
                  <mi>x</mi>
                  <mo stretchy="false">+</mo>
                  <mn>1</mn>
                </mrow>
              </munderover>
              <mfrac>
                <mn>1</mn>
                <mi>t</mi>
              </mfrac>
            </mrow>
          </mrow>
          <mo stretchy="false">⋅</mo>
          <mfrac>
            <mn>1</mn>
            <mi>u</mi>
          </mfrac>
        </mrow>
      </mrow>
      <mi mathvariant="italic">du</mi>
      <mi mathvariant="italic">dt</mi>
    </mrow>
    <annotation encoding="StarMath 5.0">(log (x+1))^2 = int from 1 to { x+1 } int from 1 to {x+1} {1 over t} cdot {1 over u} du dt</annotation>
  </semantics>
</math>
</file>

<file path=Object 11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log</mi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n>3</mn>
        </msup>
        <mo stretchy="false">=</mo>
        <mrow>
          <mrow>
            <munderover>
              <mo stretchy="false">∫</mo>
              <mn>1</mn>
              <mrow>
                <mi>x</mi>
                <mo stretchy="false">+</mo>
                <mn>1</mn>
              </mrow>
            </munderover>
            <mrow>
              <munderover>
                <mo stretchy="false">∫</mo>
                <mn>1</mn>
                <mrow>
                  <mi>x</mi>
                  <mo stretchy="false">+</mo>
                  <mn>1</mn>
                </mrow>
              </munderover>
              <mrow>
                <munderover>
                  <mo stretchy="false">∫</mo>
                  <mn>1</mn>
                  <mrow>
                    <mi>x</mi>
                    <mo stretchy="false">+</mo>
                    <mn>1</mn>
                  </mrow>
                </munderover>
                <mfrac>
                  <mn>1</mn>
                  <mi>t</mi>
                </mfrac>
              </mrow>
            </mrow>
          </mrow>
          <mo stretchy="false">⋅</mo>
          <mfrac>
            <mn>1</mn>
            <mi>u</mi>
          </mfrac>
          <mo stretchy="false">⋅</mo>
          <mfrac>
            <mn>1</mn>
            <mi>v</mi>
          </mfrac>
        </mrow>
      </mrow>
      <mi mathvariant="italic">dv</mi>
      <mi mathvariant="italic">du</mi>
      <mi mathvariant="italic">dt</mi>
    </mrow>
    <annotation encoding="StarMath 5.0">(log (x+1))^3 = int from 1 to { x+1 } int from 1 to {x+1} int from 1 to {x+1} {1 over t} cdot {1 over u} cdot {1 over v} dv du dt</annotation>
  </semantics>
</math>
</file>

<file path=Object 1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i>@</mi>
            <mn>3</mn>
          </mrow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row>
              <munderover>
                <mo stretchy="false">∫</mo>
                <mn>1</mn>
                <mfrac>
                  <mi>x</mi>
                  <mrow>
                    <mi>t</mi>
                    <mi>u</mi>
                  </mrow>
                </mfrac>
              </munderover>
              <mi mathvariant="italic">dv</mi>
            </mrow>
          </mrow>
        </mrow>
      </mrow>
      <mi mathvariant="italic">du</mi>
      <mi mathvariant="italic">dt</mi>
    </mrow>
    <annotation encoding="StarMath 5.0">(x-1)^{@3} =
int from 1 to x int from 1 to {x over t} int from 1 to {x over {t u}} dv du dt</annotation>
  </semantics>
</math>
</file>

<file path=Object 13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text>#</mtext>
          <mn>1</mn>
        </mrow>
      </msup>
      <mo stretchy="false">=</mo>
      <mrow>
        <munderover>
          <mo stretchy="false">∑</mo>
          <mrow>
            <mi>t</mi>
            <mo stretchy="false">=</mo>
            <mn>2</mn>
          </mrow>
          <mi>x</mi>
        </munderover>
        <mn>1</mn>
      </mrow>
    </mrow>
    <annotation encoding="StarMath 5.0">(x-1)^{"#"1} =
sum from t=2 to x 1 
</annotation>
  </semantics>
</math>
</file>

<file path=Object 14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text>#</mtext>
          <mn>2</mn>
        </mrow>
      </msup>
      <mo stretchy="false">=</mo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</mrow>
    <annotation encoding="StarMath 5.0">(x-1)^{"#"2} =
sum from t=2 to x sum from u=2 to lfloor x over t rfloor 1
</annotation>
  </semantics>
</math>
</file>

<file path=Object 15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text>#</mtext>
          <mn>3</mn>
        </mrow>
      </msup>
      <mo stretchy="false">=</mo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(x-1)^{"#"3} =
sum from t=2 to x sum from u=2 to lfloor x over t rfloor sum from v=2 to lfloor x over {t cdot u} rfloor 1</annotation>
  </semantics>
</math>
</file>

<file path=Object 16/content.xml><?xml version="1.0" encoding="utf-8"?>
<math xmlns="http://www.w3.org/1998/Math/MathML" display="block">
  <semantics>
    <mrow>
      <msup>
        <mi>x</mi>
        <mrow>
          <mtext>#</mtext>
          <mn>0</mn>
        </mrow>
      </msup>
      <mo stretchy="false">=</mo>
      <mn>1</mn>
    </mrow>
    <annotation encoding="StarMath 5.0">x^{"#"0} = 1 
</annotation>
  </semantics>
</math>
</file>

<file path=Object 17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n>0</mn>
      </msup>
      <mo stretchy="false">=</mo>
      <mn>1</mn>
    </mrow>
    <annotation encoding="StarMath 5.0">(x+1)^0 = 1</annotation>
  </semantics>
</math>
</file>

<file path=Object 18/content.xml><?xml version="1.0" encoding="utf-8"?>
<math xmlns="http://www.w3.org/1998/Math/MathML" display="block">
  <semantics>
    <mrow>
      <msup>
        <mi>x</mi>
        <mrow>
          <mi>@</mi>
          <mn>0</mn>
        </mrow>
      </msup>
      <mo stretchy="false">=</mo>
      <mn>1</mn>
    </mrow>
    <annotation encoding="StarMath 5.0">x^{@0} = 1</annotation>
  </semantics>
</math>
</file>

<file path=Object 19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n>1</mn>
      </msup>
      <mo stretchy="false">=</mo>
      <mrow>
        <mn>1</mn>
        <mo stretchy="false">+</mo>
        <mrow>
          <munderover>
            <mo stretchy="false">∫</mo>
            <mn>0</mn>
            <mi>x</mi>
          </munderover>
          <mi mathvariant="italic">dt</mi>
        </mrow>
      </mrow>
    </mrow>
    <annotation encoding="StarMath 5.0">(x+1)^1 = 1 + int from 0 to x dt</annotation>
  </semantics>
</math>
</file>

<file path=Object 2/content.xml><?xml version="1.0" encoding="utf-8"?>
<math xmlns="http://www.w3.org/1998/Math/MathML" display="block">
  <semantics>
    <mrow>
      <mrow>
        <msup>
          <mi>x</mi>
          <mrow>
            <mi>@</mi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i mathvariant="italic">du</mi>
        </mrow>
      </mrow>
      <mrow>
        <mi mathvariant="italic">dt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row>
            <munderover>
              <mo stretchy="false">∫</mo>
              <mn>1</mn>
              <mfrac>
                <mi>x</mi>
                <mrow>
                  <mi>t</mi>
                  <mi>u</mi>
                </mrow>
              </mfrac>
            </munderover>
            <mi mathvariant="italic">dv</mi>
          </mrow>
        </mrow>
      </mrow>
      <mi mathvariant="italic">du</mi>
      <mrow>
        <mi mathvariant="italic">dt</mi>
        <mo stretchy="false">+</mo>
        <mn>..</mn>
      </mrow>
      <mi>.</mi>
    </mrow>
    <annotation encoding="StarMath 5.0">x^{@z} = 1 
+ (binom{z}{1})int from 1 to x dt 
+ (binom{z}{2})int from 1 to x int from 1 to {x over t} du dt
+ (binom{z}{2})int from 1 to x int from 1 to {x over t} int from 1 to {x over {t u}} dv du dt + ...</annotation>
  </semantics>
</math>
</file>

<file path=Object 2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n>2</mn>
        </msup>
        <mo stretchy="false">=</mo>
        <mrow>
          <mn>1</mn>
          <mo stretchy="false">+</mo>
          <mn>2</mn>
        </mrow>
      </mrow>
      <mrow>
        <mrow>
          <munderover>
            <mo stretchy="false">∫</mo>
            <mn>0</mn>
            <mi>x</mi>
          </munderover>
          <mi mathvariant="italic">dt</mi>
        </mrow>
        <mo stretchy="false">+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i mathvariant="italic">du</mi>
          </mrow>
        </mrow>
      </mrow>
      <mi mathvariant="italic">dt</mi>
    </mrow>
    <annotation encoding="StarMath 5.0">(x+1)^2 = 1 + 2 int from 0 to x dt + int from 0 to x int from 0 to x du dt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n>3</mn>
        </msup>
        <mo stretchy="false">=</mo>
        <mrow>
          <mn>1</mn>
          <mo stretchy="false">+</mo>
          <mn>3</mn>
        </mrow>
      </mrow>
      <mrow>
        <mrow>
          <munderover>
            <mo stretchy="false">∫</mo>
            <mn>0</mn>
            <mi>x</mi>
          </munderover>
          <mi mathvariant="italic">dt</mi>
        </mrow>
        <mo stretchy="false">+</mo>
        <mn>3</mn>
      </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i mathvariant="italic">du</mi>
        </mrow>
      </mrow>
      <mrow>
        <mi mathvariant="italic">dt</mi>
        <mo stretchy="false">+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(x+1)^3 = 
1 + 
3 int from 0 to x dt + 
3 int from 0 to x int from 0 to x du dt+ int from 0 to x int from 0 to x int from 0 to x dv du dt</annotation>
  </semantics>
</math>
</file>

<file path=Object 22/content.xml><?xml version="1.0" encoding="utf-8"?>
<math xmlns="http://www.w3.org/1998/Math/MathML" display="block">
  <semantics>
    <mrow>
      <msup>
        <mi>x</mi>
        <mrow>
          <mi>@</mi>
          <mn>1</mn>
        </mrow>
      </msup>
      <mo stretchy="false">=</mo>
      <mrow>
        <mn>1</mn>
        <mo stretchy="false">+</mo>
        <mrow>
          <munderover>
            <mo stretchy="false">∫</mo>
            <mn>1</mn>
            <mi>x</mi>
          </munderover>
          <mi mathvariant="italic">dt</mi>
        </mrow>
      </mrow>
    </mrow>
    <annotation encoding="StarMath 5.0">x^{@1} = 1 
+ int from 1 to x dt 
</annotation>
  </semantics>
</math>
</file>

<file path=Object 23/content.xml><?xml version="1.0" encoding="utf-8"?>
<math xmlns="http://www.w3.org/1998/Math/MathML" display="block">
  <semantics>
    <mrow>
      <mrow>
        <msup>
          <mi>x</mi>
          <mrow>
            <mi>@</mi>
            <mn>2</mn>
          </mrow>
        </msup>
        <mo stretchy="false">=</mo>
        <mrow>
          <mn>1</mn>
          <mo stretchy="false">+</mo>
          <mn>2</mn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i mathvariant="italic">du</mi>
          </mrow>
        </mrow>
      </mrow>
      <mi mathvariant="italic">dt</mi>
    </mrow>
    <annotation encoding="StarMath 5.0">x^{@2} = 1 
+ 2 int from 1 to x dt 
+ int from 1 to x int from 1 to {x over t} du dt
</annotation>
  </semantics>
</math>
</file>

<file path=Object 24/content.xml><?xml version="1.0" encoding="utf-8"?>
<math xmlns="http://www.w3.org/1998/Math/MathML" display="block">
  <semantics>
    <mrow>
      <mrow>
        <msup>
          <mi>x</mi>
          <mrow>
            <mi>@</mi>
            <mn>3</mn>
          </mrow>
        </msup>
        <mo stretchy="false">=</mo>
        <mrow>
          <mn>1</mn>
          <mo stretchy="false">+</mo>
          <mn>3</mn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n>3</mn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i mathvariant="italic">du</mi>
        </mrow>
      </mrow>
      <mrow>
        <mi mathvariant="italic">dt</mi>
        <mo stretchy="false">+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row>
              <munderover>
                <mo stretchy="false">∫</mo>
                <mn>1</mn>
                <mfrac>
                  <mi>x</mi>
                  <mrow>
                    <mi>t</mi>
                    <mi>u</mi>
                  </mrow>
                </mfrac>
              </munderover>
              <mi mathvariant="italic">dv</mi>
            </mrow>
          </mrow>
        </mrow>
      </mrow>
      <mi mathvariant="italic">du</mi>
      <mi mathvariant="italic">dt</mi>
    </mrow>
    <annotation encoding="StarMath 5.0">x^{@3} = 1 
+ 3 int from 1 to x dt 
+ 3 int from 1 to x int from 1 to {x over t} du dt
+ int from 1 to x int from 1 to {x over t} int from 1 to {x over {t u}} dv du dt</annotation>
  </semantics>
</math>
</file>

<file path=Object 25/content.xml><?xml version="1.0" encoding="utf-8"?>
<math xmlns="http://www.w3.org/1998/Math/MathML" display="block">
  <semantics>
    <mrow>
      <msup>
        <mi>x</mi>
        <mrow>
          <mtext>#</mtext>
          <mn>1</mn>
        </mrow>
      </msup>
      <mo stretchy="false">=</mo>
      <mrow>
        <mn>1</mn>
        <mo stretchy="false">+</mo>
        <mrow>
          <munderover>
            <mo stretchy="false">∑</mo>
            <mrow>
              <mi>t</mi>
              <mo stretchy="false">=</mo>
              <mn>2</mn>
            </mrow>
            <mi>x</mi>
          </munderover>
          <mn>1</mn>
        </mrow>
      </mrow>
    </mrow>
    <annotation encoding="StarMath 5.0">x^{"#"1} = 1 
+  sum from t=2 to x 1 
</annotation>
  </semantics>
</math>
</file>

<file path=Object 26/content.xml><?xml version="1.0" encoding="utf-8"?>
<math xmlns="http://www.w3.org/1998/Math/MathML" display="block">
  <semantics>
    <mrow>
      <mrow>
        <msup>
          <mi>x</mi>
          <mrow>
            <mtext>#</mtext>
            <mn>2</mn>
          </mrow>
        </msup>
        <mo stretchy="false">=</mo>
        <mrow>
          <mn>1</mn>
          <mo stretchy="false">+</mo>
          <mn>2</mn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n>1</mn>
        </mrow>
        <mo stretchy="false">+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x^{"#"2} = 1 
+ 2 sum from t=2 to x 1 
+ sum from t=2 to x sum from u=2 to lfloor x over t rfloor 1
</annotation>
  </semantics>
</math>
</file>

<file path=Object 27/content.xml><?xml version="1.0" encoding="utf-8"?>
<math xmlns="http://www.w3.org/1998/Math/MathML" display="block">
  <semantics>
    <mrow>
      <mrow>
        <msup>
          <mi>x</mi>
          <mrow>
            <mtext>#</mtext>
            <mn>3</mn>
          </mrow>
        </msup>
        <mo stretchy="false">=</mo>
        <mrow>
          <mn>1</mn>
          <mo stretchy="false">+</mo>
          <mn>3</mn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n>1</mn>
        </mrow>
        <mo stretchy="false">+</mo>
        <mn>3</mn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n>1</mn>
          </mrow>
        </mrow>
        <mo stretchy="false">+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row>
                        <mi>t</mi>
                        <mo stretchy="false">⋅</mo>
                        <mi>u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</mrow>
    </mrow>
    <annotation encoding="StarMath 5.0">x^{"#"3} = 1 
+ 3 sum from t=2 to x 1 
+ 3 sum from t=2 to x sum from u=2 to lfloor x over t rfloor 1
+ sum from t=2 to x sum from u=2 to lfloor x over t rfloor sum from v=2 to lfloor x over {t cdot u} rfloor 1 </annotation>
  </semantics>
</math>
</file>

<file path=Object 28/content.xml><?xml version="1.0" encoding="utf-8"?>
<math xmlns="http://www.w3.org/1998/Math/MathML" display="block">
  <semantics>
    <mrow>
      <msup>
        <mi>x</mi>
        <mn>0</mn>
      </msup>
      <mo stretchy="false">=</mo>
      <mn>1</mn>
    </mrow>
    <annotation encoding="StarMath 5.0">x^0 = 1</annotation>
  </semantics>
</math>
</file>

<file path=Object 29/content.xml><?xml version="1.0" encoding="utf-8"?>
<math xmlns="http://www.w3.org/1998/Math/MathML" display="block">
  <semantics>
    <mrow>
      <msup>
        <mi>x</mi>
        <mn>1</mn>
      </msup>
      <mo stretchy="false">=</mo>
      <mrow>
        <munderover>
          <mo stretchy="false">∫</mo>
          <mn>0</mn>
          <mi>x</mi>
        </munderover>
        <mi mathvariant="italic">dt</mi>
      </mrow>
    </mrow>
    <annotation encoding="StarMath 5.0">x^1 = int from 0 to x dt</annotation>
  </semantics>
</math>
</file>

<file path=Object 3/content.xml><?xml version="1.0" encoding="utf-8"?>
<math xmlns="http://www.w3.org/1998/Math/MathML" display="block">
  <semantics>
    <mrow>
      <mrow>
        <msup>
          <mi>x</mi>
          <mrow>
            <mtext>#</mtext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n>1</mn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row>
                        <mi>t</mi>
                        <mo stretchy="false">⋅</mo>
                        <mi>u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+</mo>
        <mn>..</mn>
      </mrow>
      <mi>.</mi>
    </mrow>
    <annotation encoding="StarMath 5.0">x^{"#"z} = 1 
+ (binom{z}{1})sum from t=2 to x 1 
+ (binom{z}{2})sum from t=2 to x sum from u=2 to lfloor x over t rfloor 1
+ (binom{z}{2})sum from t=2 to x sum from u=2 to lfloor x over t rfloor sum from v=2 to lfloor x over {t cdot u} rfloor 1 + ...</annotation>
  </semantics>
</math>
</file>

<file path=Object 30/content.xml><?xml version="1.0" encoding="utf-8"?>
<math xmlns="http://www.w3.org/1998/Math/MathML" display="block">
  <semantics>
    <mrow>
      <mrow>
        <msup>
          <mi>x</mi>
          <mn>2</mn>
        </msup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i mathvariant="italic">du</mi>
          </mrow>
        </mrow>
      </mrow>
      <mi mathvariant="italic">dt</mi>
    </mrow>
    <annotation encoding="StarMath 5.0">x^2 = int from 0 to x int from 0 to x du dt</annotation>
  </semantics>
</math>
</file>

<file path=Object 31/content.xml><?xml version="1.0" encoding="utf-8"?>
<math xmlns="http://www.w3.org/1998/Math/MathML" display="block">
  <semantics>
    <mrow>
      <mrow>
        <msup>
          <mi>x</mi>
          <mn>3</mn>
        </msup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x^3 = int from 0 to x int from 0 to x int from 0 to x dv du dt</annotation>
  </semantics>
</math>
</file>

<file path=Object 32/content.xml><?xml version="1.0" encoding="utf-8"?>
<math xmlns="http://www.w3.org/1998/Math/MathML" display="block">
  <semantics>
    <mrow>
      <msup>
        <mi>x</mi>
        <mrow>
          <mi>@</mi>
          <mn>0</mn>
        </mrow>
      </msup>
      <mo stretchy="false">=</mo>
      <mn>1</mn>
    </mrow>
    <annotation encoding="StarMath 5.0">x^{@0} = 1 
</annotation>
  </semantics>
</math>
</file>

<file path=Object 33/content.xml><?xml version="1.0" encoding="utf-8"?>
<math xmlns="http://www.w3.org/1998/Math/MathML" display="block">
  <semantics>
    <mrow>
      <msup>
        <mi>x</mi>
        <mrow>
          <mi>@</mi>
          <mn>1</mn>
        </mrow>
      </msup>
      <mo stretchy="false">=</mo>
      <mrow>
        <munderover>
          <mo stretchy="false">∫</mo>
          <mn>0</mn>
          <mi>x</mi>
        </munderover>
        <mi mathvariant="italic">dt</mi>
      </mrow>
    </mrow>
    <annotation encoding="StarMath 5.0">x^{@1} =
int from 0 to x dt 
</annotation>
  </semantics>
</math>
</file>

<file path=Object 34/content.xml><?xml version="1.0" encoding="utf-8"?>
<math xmlns="http://www.w3.org/1998/Math/MathML" display="block">
  <semantics>
    <mrow>
      <msup>
        <mi>x</mi>
        <mrow>
          <mi>@</mi>
          <mn>2</mn>
        </mrow>
      </msup>
      <mo stretchy="false">=</mo>
      <mn>...</mn>
    </mrow>
    <annotation encoding="StarMath 5.0">x^{@2} =
...
</annotation>
  </semantics>
</math>
</file>

<file path=Object 35/content.xml><?xml version="1.0" encoding="utf-8"?>
<math xmlns="http://www.w3.org/1998/Math/MathML" display="block">
  <semantics>
    <mrow>
      <mrow>
        <msup>
          <mi>x</mi>
          <mrow>
            <mi>@</mi>
            <mn>3</mn>
          </mrow>
        </msup>
        <mo stretchy="false">=</mo>
        <mn>..</mn>
      </mrow>
      <mi>.</mi>
    </mrow>
    <annotation encoding="StarMath 5.0">x^{@3} =
...</annotation>
  </semantics>
</math>
</file>

<file path=Object 36/content.xml><?xml version="1.0" encoding="utf-8"?>
<math xmlns="http://www.w3.org/1998/Math/MathML" display="block">
  <semantics>
    <mrow>
      <msup>
        <mi>x</mi>
        <mrow>
          <mtext>#</mtext>
          <mn>0</mn>
        </mrow>
      </msup>
      <mo stretchy="false">=</mo>
      <mn>1</mn>
    </mrow>
    <annotation encoding="StarMath 5.0">x^{"#"0} = 1 
</annotation>
  </semantics>
</math>
</file>

<file path=Object 37/content.xml><?xml version="1.0" encoding="utf-8"?>
<math xmlns="http://www.w3.org/1998/Math/MathML" display="block">
  <semantics>
    <mrow>
      <msup>
        <mi>x</mi>
        <mrow>
          <mtext>#</mtext>
          <mn>1</mn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n>1</mn>
      </mrow>
    </mrow>
    <annotation encoding="StarMath 5.0">x^{"#"1} =
sum from t=1 to x 1 
</annotation>
  </semantics>
</math>
</file>

<file path=Object 38/content.xml><?xml version="1.0" encoding="utf-8"?>
<math xmlns="http://www.w3.org/1998/Math/MathML" display="block">
  <semantics>
    <mrow>
      <msup>
        <mi>x</mi>
        <mrow>
          <mtext>#</mtext>
          <mn>2</mn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</mrow>
    <annotation encoding="StarMath 5.0">x^{"#"2} =
sum from t=1 to x sum from u=1 to lfloor x over t rfloor 1
</annotation>
  </semantics>
</math>
</file>

<file path=Object 39/content.xml><?xml version="1.0" encoding="utf-8"?>
<math xmlns="http://www.w3.org/1998/Math/MathML" display="block">
  <semantics>
    <mrow>
      <msup>
        <mi>x</mi>
        <mrow>
          <mtext>#</mtext>
          <mn>3</mn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x^{"#"3} =
sum from t=1 to x sum from u=1 to lfloor x over t rfloor sum from v=1 to lfloor x over {t cdot u} rfloor 1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n>0</mn>
      </msup>
      <mo stretchy="false">=</mo>
      <mn>1</mn>
    </mrow>
    <annotation encoding="StarMath 5.0">(x-1)^0 = 1</annotation>
  </semantics>
</math>
</file>

<file path=Object 40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x^z = sum from k=0 to infinity (binom{z}{k})( x-1 )^k</annotation>
  </semantics>
</math>
</file>

<file path=Object 41/content.xml><?xml version="1.0" encoding="utf-8"?>
<math xmlns="http://www.w3.org/1998/Math/MathML" display="block">
  <semantics>
    <mrow>
      <mrow>
        <msup>
          <mi>x</mi>
          <mrow>
            <mi>@</mi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@</mi>
          <mi>k</mi>
        </mrow>
      </msup>
    </mrow>
    <annotation encoding="StarMath 5.0">x^{@z} = sum from k=0 to infinity (binom{z}{k})( x-1 )^{@k}</annotation>
  </semantics>
</math>
</file>

<file path=Object 42/content.xml><?xml version="1.0" encoding="utf-8"?>
<math xmlns="http://www.w3.org/1998/Math/MathML" display="block">
  <semantics>
    <mrow>
      <mrow>
        <msup>
          <mi>x</mi>
          <mrow>
            <mtext>#</mtext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text>#</mtext>
          <mi>k</mi>
        </mrow>
      </msup>
    </mrow>
    <annotation encoding="StarMath 5.0">x^{"#"z} = sum from k=0 to infinity (binom{z}{k})( x-1 )^{"#"k}</annotation>
  </semantics>
</math>
</file>

<file path=Object 43/content.xml><?xml version="1.0" encoding="utf-8"?>
<math xmlns="http://www.w3.org/1998/Math/MathML" display="block">
  <semantics>
    <mrow>
      <mtext>#</mtext>
      <mi>log</mi>
      <mrow>
        <mi>x</mi>
        <mo stretchy="false">=</mo>
        <mrow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n>1</mn>
          </mrow>
          <mo stretchy="false">−</mo>
          <mfrac>
            <mn>1</mn>
            <mn>2</mn>
          </mfrac>
        </mrow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n>1</mn>
          </mrow>
        </mrow>
        <mo stretchy="false">+</mo>
        <mfrac>
          <mn>1</mn>
          <mn>3</mn>
        </mfrac>
      </mrow>
      <mrow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row>
                        <mi>t</mi>
                        <mo stretchy="false">⋅</mo>
                        <mi>u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−</mo>
        <mn>..</mn>
      </mrow>
      <mi>.</mi>
    </mrow>
    <annotation encoding="StarMath 5.0">"#"log x =
sum from t=2 to x 1 
- {1 over 2}sum from t=2 to x sum from u=2 to lfloor x over t rfloor 1
+ {1 over 3}sum from t=2 to x sum from u=2 to lfloor x over t rfloor sum from v=2 to lfloor x over {t cdot u} rfloor 1 - ...</annotation>
  </semantics>
</math>
</file>

<file path=Object 44/content.xml><?xml version="1.0" encoding="utf-8"?>
<math xmlns="http://www.w3.org/1998/Math/MathML" display="block">
  <semantics>
    <mrow>
      <mi>log</mi>
      <mrow>
        <mi>x</mi>
        <mo stretchy="false">=</mo>
        <mrow>
          <mrow>
            <munderover>
              <mo stretchy="false">∫</mo>
              <mn>1</mn>
              <mi>x</mi>
            </munderover>
            <mi mathvariant="italic">dt</mi>
          </mrow>
          <mo stretchy="false">−</mo>
          <mfrac>
            <mn>1</mn>
            <mn>2</mn>
          </mfrac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i mathvariant="italic">du</mi>
        </mrow>
      </mrow>
      <mrow>
        <mi mathvariant="italic">dt</mi>
        <mo stretchy="false">+</mo>
        <mfrac>
          <mn>1</mn>
          <mn>3</mn>
        </mfrac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i mathvariant="italic">dv</mi>
          </mrow>
        </mrow>
      </mrow>
      <mi mathvariant="italic">du</mi>
      <mrow>
        <mi mathvariant="italic">dt</mi>
        <mo stretchy="false">−</mo>
        <mn>..</mn>
      </mrow>
      <mi>.</mi>
    </mrow>
    <annotation encoding="StarMath 5.0">log x = int from 1 to x dt - {1 over 2}int from 1 to x int from 1 to x du dt+ {1 over 3}int from 1 to x int from 1 to x int from 1 to x dv du dt - ...</annotation>
  </semantics>
</math>
</file>

<file path=Object 45/content.xml><?xml version="1.0" encoding="utf-8"?>
<math xmlns="http://www.w3.org/1998/Math/MathML" display="block">
  <semantics>
    <mrow>
      <mi>@</mi>
      <mi>log</mi>
      <mrow>
        <mi>x</mi>
        <mo stretchy="false">=</mo>
        <mrow>
          <mrow>
            <munderover>
              <mo stretchy="false">∫</mo>
              <mn>1</mn>
              <mi>x</mi>
            </munderover>
            <mi mathvariant="italic">dt</mi>
          </mrow>
          <mo stretchy="false">−</mo>
          <mfrac>
            <mn>1</mn>
            <mn>2</mn>
          </mfrac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i mathvariant="italic">du</mi>
        </mrow>
      </mrow>
      <mrow>
        <mi mathvariant="italic">dt</mi>
        <mo stretchy="false">+</mo>
        <mfrac>
          <mn>1</mn>
          <mn>3</mn>
        </mfrac>
      </mrow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row>
            <munderover>
              <mo stretchy="false">∫</mo>
              <mn>1</mn>
              <mfrac>
                <mi>x</mi>
                <mrow>
                  <mi>t</mi>
                  <mi>u</mi>
                </mrow>
              </mfrac>
            </munderover>
            <mi mathvariant="italic">dv</mi>
          </mrow>
        </mrow>
      </mrow>
      <mi mathvariant="italic">du</mi>
      <mrow>
        <mi mathvariant="italic">dt</mi>
        <mo stretchy="false">−</mo>
        <mn>..</mn>
      </mrow>
      <mi>.</mi>
    </mrow>
    <annotation encoding="StarMath 5.0">@log x =
int from 1 to x dt 
- {1 over 2}int from 1 to x int from 1 to {x over t} du dt
+ {1 over 3}int from 1 to x int from 1 to {x over t} int from 1 to {x over {t u}} dv du dt - ...</annotation>
  </semantics>
</math>
</file>

<file path=Object 46/content.xml><?xml version="1.0" encoding="utf-8"?>
<math xmlns="http://www.w3.org/1998/Math/MathML" display="block">
  <semantics>
    <mrow>
      <mi>log</mi>
      <mrow>
        <mi>x</mi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log x = sum from k=1 to infinity {(-1)^{k+1} over k}( x-1 )^{k}</annotation>
  </semantics>
</math>
</file>

<file path=Object 47/content.xml><?xml version="1.0" encoding="utf-8"?>
<math xmlns="http://www.w3.org/1998/Math/MathML" display="block">
  <semantics>
    <mrow>
      <mi>@</mi>
      <mi>log</mi>
      <mrow>
        <mi>x</mi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@</mi>
          <mi>k</mi>
        </mrow>
      </msup>
    </mrow>
    <annotation encoding="StarMath 5.0">@log x = sum from k=1 to infinity {(-1)^{k+1} over k}( x-1 )^{@k}</annotation>
  </semantics>
</math>
</file>

<file path=Object 48/content.xml><?xml version="1.0" encoding="utf-8"?>
<math xmlns="http://www.w3.org/1998/Math/MathML" display="block">
  <semantics>
    <mrow>
      <mtext>#</mtext>
      <mi>log</mi>
      <mrow>
        <mi>x</mi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text>#</mtext>
          <mi>k</mi>
        </mrow>
      </msup>
    </mrow>
    <annotation encoding="StarMath 5.0">"#"log x = sum from k=1 to infinity {(-1)^{k+1} over k}( x-1 )^{"#"k}</annotation>
  </semantics>
</math>
</file>

<file path=Object 49/content.xml><?xml version="1.0" encoding="utf-8"?>
<math xmlns="http://www.w3.org/1998/Math/MathML" display="block">
  <semantics>
    <mrow>
      <mrow>
        <msup>
          <mi>x</mi>
          <mi>k</mi>
        </msup>
        <mo stretchy="false">=</mo>
        <mrow>
          <munderover>
            <mo stretchy="false">∫</mo>
            <mn>0</mn>
            <mi>x</mi>
          </munderover>
          <msup>
            <mi>x</mi>
            <mrow>
              <mi>k</mi>
              <mo stretchy="false">−</mo>
              <mn>1</mn>
            </mrow>
          </msup>
        </mrow>
      </mrow>
      <mi mathvariant="italic">dt</mi>
    </mrow>
    <annotation encoding="StarMath 5.0">x^k = int from 0 to x x^{k-1} dt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@</mi>
          <mn>0</mn>
        </mrow>
      </msup>
      <mo stretchy="false">=</mo>
      <mn>1</mn>
    </mrow>
    <annotation encoding="StarMath 5.0">(x-1)^{@0} = 1 
</annotation>
  </semantics>
</math>
</file>

<file path=Object 50/content.xml><?xml version="1.0" encoding="utf-8"?>
<math xmlns="http://www.w3.org/1998/Math/MathML" display="block">
  <semantics>
    <mrow>
      <msup>
        <mi>x</mi>
        <mrow>
          <mtext>#</mtext>
          <mi>k</mi>
        </mrow>
      </msup>
      <mo stretchy="false">=</mo>
      <mrow>
        <munderover>
          <mo stretchy="false">∑</mo>
          <mrow>
            <mi>t</mi>
            <mo stretchy="false">=</mo>
            <mn>1</mn>
          </mrow>
          <mrow>
            <mo fence="true" stretchy="false">⌊</mo>
            <mrow>
              <mi>x</mi>
            </mrow>
            <mo fence="true" stretchy="false">⌋</mo>
          </mrow>
        </munderover>
        <msup>
          <mrow>
            <mo fence="true" stretchy="false">(</mo>
            <mrow>
              <mfrac>
                <mi>x</mi>
                <mi>t</mi>
              </mfrac>
            </mrow>
            <mo fence="true" stretchy="false">)</mo>
          </mrow>
          <mrow>
            <mtext>#</mtext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sup>
      </mrow>
    </mrow>
    <annotation encoding="StarMath 5.0">x^{"#"k} =
sum from t=1 to lfloor x rfloor (x over t)^{ "#"(k-1) }</annotation>
  </semantics>
</math>
</file>

<file path=Object 5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over>
            <mo stretchy="false">∫</mo>
            <mn>1</mn>
            <mi>x</mi>
          </munderover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</mrow>
      </mrow>
      <mi mathvariant="italic">dt</mi>
    </mrow>
    <annotation encoding="StarMath 5.0">(x-1)^k = int from 1 to x (x-1)^{k-1} dt</annotation>
  </semantics>
</math>
</file>

<file path=Object 52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text>#</mtext>
          <mn>1</mn>
        </mrow>
      </msup>
      <mo stretchy="false">=</mo>
      <mrow>
        <munderover>
          <mo stretchy="false">∑</mo>
          <mrow>
            <mi>t</mi>
            <mo stretchy="false">=</mo>
            <mn>2</mn>
          </mrow>
          <mrow>
            <mo fence="true" stretchy="false">⌊</mo>
            <mrow>
              <mi>x</mi>
            </mrow>
            <mo fence="true" stretchy="false">⌋</mo>
          </mrow>
        </munderover>
        <msup>
          <mrow>
            <mo fence="true" stretchy="false">(</mo>
            <mrow>
              <mrow>
                <mfrac>
                  <mi>x</mi>
                  <mi>t</mi>
                </mfrac>
                <mo stretchy="false">−</mo>
                <mn>1</mn>
              </mrow>
            </mrow>
            <mo fence="true" stretchy="false">)</mo>
          </mrow>
          <mrow>
            <mtext>#</mtext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sup>
      </mrow>
    </mrow>
    <annotation encoding="StarMath 5.0">(x-1)^{"#"1} =
sum from t=2 to lfloor x rfloor (x over t - 1)^{ "#"(k-1) }
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i>@</mi>
            <mi>k</mi>
          </mrow>
        </msup>
        <mo stretchy="false">=</mo>
        <mrow>
          <munderover>
            <mo stretchy="false">∫</mo>
            <mn>1</mn>
            <mi>x</mi>
          </munderover>
          <msup>
            <mrow>
              <mo fence="true" stretchy="false">(</mo>
              <mrow>
                <mrow>
                  <mfrac>
                    <mi>x</mi>
                    <mi>t</mi>
                  </mfrac>
                  <mo stretchy="false">−</mo>
                  <mn>1</mn>
                </mrow>
              </mrow>
              <mo fence="true" stretchy="false">)</mo>
            </mrow>
            <mrow>
              <mi>@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sup>
        </mrow>
      </mrow>
      <mi mathvariant="italic">dt</mi>
    </mrow>
    <annotation encoding="StarMath 5.0">(x-1)^{@k} =
int from 1 to x (x over t - 1)^{@(k-1)} dt
</annotation>
  </semantics>
</math>
</file>

<file path=Object 5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row>
            <mtext>!</mtext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n>1</mn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n>1</mn>
            </mrow>
          </mrow>
        </mrow>
        <mo stretchy="false">+</mo>
        <mn>..</mn>
      </mrow>
      <mi>.</mi>
    </mrow>
    <annotation encoding="StarMath 5.0">(x+1)^{"!"z} = 1 
+ (binom{z}{1})sum from t=1 to x 1 
+ (binom{z}{2})sum from t=1 to x sum from u=1 to {x- t } 1
+ (binom{z}{2})sum from t=1 to x sum from u=1 to {x- t } sum from v=1 to {x- t - u} 1 + ...</annotation>
  </semantics>
</math>
</file>

<file path=Object 5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row>
            <mi>$</mi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∫</mo>
            <mn>0</mn>
            <mi>x</mi>
          </munderover>
          <mi mathvariant="italic">dt</mi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t</mi>
            </mrow>
          </munderover>
          <mi mathvariant="italic">du</mi>
        </mrow>
      </mrow>
      <mrow>
        <mi mathvariant="italic">dt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t</mi>
            </mrow>
          </munderover>
          <mrow>
            <munderover>
              <mo stretchy="false">∫</mo>
              <mn>0</mn>
              <mrow>
                <mi>x</mi>
                <mo stretchy="false">−</mo>
                <mi>t</mi>
                <mo stretchy="false">−</mo>
                <mi>u</mi>
              </mrow>
            </munderover>
            <mi mathvariant="italic">dv</mi>
          </mrow>
        </mrow>
      </mrow>
      <mi mathvariant="italic">du</mi>
      <mrow>
        <mi mathvariant="italic">dt</mi>
        <mo stretchy="false">+</mo>
        <mn>..</mn>
      </mrow>
      <mi>.</mi>
    </mrow>
    <annotation encoding="StarMath 5.0">(x+1)^{$z} = 1 
+ (binom{z}{1})int from 0 to x dt 
+ (binom{z}{2})int from 0 to x int from 0 to {x - t} du dt
+ (binom{z}{2})int from 0 to x int from 0 to {x - t} int from 0 to {x- t - u} dv du dt + ...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row>
            <mi>$</mi>
            <mn>3</mn>
          </mrow>
        </msup>
        <mo stretchy="false">=</mo>
        <mrow>
          <mn>1</mn>
          <mo stretchy="false">+</mo>
          <mn>3</mn>
        </mrow>
      </mrow>
      <mrow>
        <mrow>
          <munderover>
            <mo stretchy="false">∫</mo>
            <mn>0</mn>
            <mi>x</mi>
          </munderover>
          <mi mathvariant="italic">dt</mi>
        </mrow>
        <mo stretchy="false">+</mo>
        <mn>3</mn>
      </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t</mi>
            </mrow>
          </munderover>
          <mi mathvariant="italic">du</mi>
        </mrow>
      </mrow>
      <mrow>
        <mi mathvariant="italic">dt</mi>
        <mo stretchy="false">+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row>
                <mi>x</mi>
                <mo stretchy="false">−</mo>
                <mi>t</mi>
              </mrow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  <mo stretchy="false">−</mo>
                  <mi>u</mi>
                </mrow>
              </munderover>
              <mi mathvariant="italic">dv</mi>
            </mrow>
          </mrow>
        </mrow>
      </mrow>
      <mi mathvariant="italic">du</mi>
      <mi mathvariant="italic">dt</mi>
    </mrow>
    <annotation encoding="StarMath 5.0">(x+1)^{$3} = 1 
+ 3 int from 0 to x dt 
+ 3 int from 0 to x int from 0 to {x - t} du dt
+ int from 0 to x int from 0 to {x - t} int from 0 to {x -t-u} dv du dt </annotation>
  </semantics>
</math>
</file>

<file path=Object 57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i>$</mi>
          <mn>0</mn>
        </mrow>
      </msup>
      <mo stretchy="false">=</mo>
      <mn>1</mn>
    </mrow>
    <annotation encoding="StarMath 5.0">(x+1)^{$0} = 1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i>$</mi>
          <mn>1</mn>
        </mrow>
      </msup>
      <mo stretchy="false">=</mo>
      <mrow>
        <mn>1</mn>
        <mo stretchy="false">+</mo>
        <mrow>
          <munderover>
            <mo stretchy="false">∫</mo>
            <mn>0</mn>
            <mi>x</mi>
          </munderover>
          <mi mathvariant="italic">dt</mi>
        </mrow>
      </mrow>
    </mrow>
    <annotation encoding="StarMath 5.0">(x+1)^{$1} = 1 
+ int from 0 to x dt 
</annotation>
  </semantics>
</math>
</file>

<file path=Object 5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row>
            <mi>$</mi>
            <mn>2</mn>
          </mrow>
        </msup>
        <mo stretchy="false">=</mo>
        <mrow>
          <mn>1</mn>
          <mo stretchy="false">+</mo>
          <mn>2</mn>
        </mrow>
      </mrow>
      <mrow>
        <mrow>
          <munderover>
            <mo stretchy="false">∫</mo>
            <mn>0</mn>
            <mi>x</mi>
          </munderover>
          <mi mathvariant="italic">dt</mi>
        </mrow>
        <mo stretchy="false">+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row>
                <mi>x</mi>
                <mo stretchy="false">−</mo>
                <mi>t</mi>
              </mrow>
            </munderover>
            <mi mathvariant="italic">du</mi>
          </mrow>
        </mrow>
      </mrow>
      <mi mathvariant="italic">dt</mi>
    </mrow>
    <annotation encoding="StarMath 5.0">(x+1)^{$2} = 
1 
+ 2 int from 0 to x dt 
+ int from 0 to x int from 0 to {x - t} du dt
</annotation>
  </semantics>
</math>
</file>

<file path=Object 6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text>#</mtext>
          <mn>0</mn>
        </mrow>
      </msup>
      <mo stretchy="false">=</mo>
      <mn>1</mn>
    </mrow>
    <annotation encoding="StarMath 5.0">(x-1)^{"#"0} = 1 
</annotation>
  </semantics>
</math>
</file>

<file path=Object 6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row>
            <mtext>!</mtext>
            <mn>3</mn>
          </mrow>
        </msup>
        <mo stretchy="false">=</mo>
        <mrow>
          <mn>1</mn>
          <mo stretchy="false">+</mo>
          <mn>3</mn>
        </mrow>
      </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n>1</mn>
        </mrow>
        <mo stretchy="false">+</mo>
        <mn>3</mn>
      </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n>1</mn>
          </mrow>
        </mrow>
        <mo stretchy="false">+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n>1</mn>
            </mrow>
          </mrow>
        </mrow>
      </mrow>
    </mrow>
    <annotation encoding="StarMath 5.0">(x+1)^{"!"3} = 1 
+ 3 sum from t=1 to x 1 
+ 3 sum from t=1 to x sum from u=1 to {x - t} 1
+ sum from t=1 to x sum from u=1 to {x - t} sum from v=1 to {x -t-u} 1 </annotation>
  </semantics>
</math>
</file>

<file path=Object 61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text>!</mtext>
          <mn>0</mn>
        </mrow>
      </msup>
      <mo stretchy="false">=</mo>
      <mn>1</mn>
    </mrow>
    <annotation encoding="StarMath 5.0">(x+1)^{"!"0} = 1</annotation>
  </semantics>
</math>
</file>

<file path=Object 62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text>!</mtext>
          <mn>1</mn>
        </mrow>
      </msup>
      <mo stretchy="false">=</mo>
      <mrow>
        <mn>1</mn>
        <mo stretchy="false">+</mo>
        <mrow>
          <munderover>
            <mo stretchy="false">∑</mo>
            <mrow>
              <mi>t</mi>
              <mo stretchy="false">=</mo>
              <mn>1</mn>
            </mrow>
            <mi>x</mi>
          </munderover>
          <mn>1</mn>
        </mrow>
      </mrow>
    </mrow>
    <annotation encoding="StarMath 5.0">(x+1)^{"!"1} = 1 
+ sum from t=1 to x 1
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row>
            <mtext>!</mtext>
            <mn>2</mn>
          </mrow>
        </msup>
        <mo stretchy="false">=</mo>
        <mrow>
          <mn>1</mn>
          <mo stretchy="false">+</mo>
          <mn>2</mn>
        </mrow>
      </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n>1</mn>
        </mrow>
        <mo stretchy="false">+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n>1</mn>
          </mrow>
        </mrow>
      </mrow>
    </mrow>
    <annotation encoding="StarMath 5.0">(x+1)^{"!"2} = 
1 
+ 2 sum from t=1 to x 1
+ sum from t=1 to x sum from u=1 to {x - t} 1
</annotation>
  </semantics>
</math>
</file>

<file path=Object 64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text>!</mtext>
          <mn>3</mn>
        </mrow>
      </msup>
      <mo stretchy="false">=</mo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0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n>1</mn>
          </mrow>
        </mrow>
      </mrow>
    </mrow>
    <annotation encoding="StarMath 5.0">(x+1)^{"!"3} = sum from t=0 to x sum from u=0 to {x - t} sum from v=0 to {x -t-u} 1 </annotation>
  </semantics>
</math>
</file>

<file path=Object 65/content.xml><?xml version="1.0" encoding="utf-8"?>
<math xmlns="http://www.w3.org/1998/Math/MathML" display="block">
  <semantics>
    <mrow>
      <msup>
        <mi>x</mi>
        <mrow>
          <mi>$</mi>
          <mn>0</mn>
        </mrow>
      </msup>
      <mo stretchy="false">=</mo>
      <mn>1</mn>
    </mrow>
    <annotation encoding="StarMath 5.0">x^{$0} = 1</annotation>
  </semantics>
</math>
</file>

<file path=Object 66/content.xml><?xml version="1.0" encoding="utf-8"?>
<math xmlns="http://www.w3.org/1998/Math/MathML" display="block">
  <semantics>
    <mrow>
      <msup>
        <mi>x</mi>
        <mrow>
          <mi>$</mi>
          <mn>1</mn>
        </mrow>
      </msup>
      <mo stretchy="false">=</mo>
      <mrow>
        <munderover>
          <mo stretchy="false">∫</mo>
          <mn>0</mn>
          <mi>x</mi>
        </munderover>
        <mi mathvariant="italic">dt</mi>
      </mrow>
    </mrow>
    <annotation encoding="StarMath 5.0">x^{$1} = int from 0 to x dt 
</annotation>
  </semantics>
</math>
</file>

<file path=Object 67/content.xml><?xml version="1.0" encoding="utf-8"?>
<math xmlns="http://www.w3.org/1998/Math/MathML" display="block">
  <semantics>
    <mrow>
      <msup>
        <mi>x</mi>
        <mrow>
          <mi>$</mi>
          <mn>2</mn>
        </mrow>
      </msup>
      <mo stretchy="false">=</mo>
      <mn>...</mn>
    </mrow>
    <annotation encoding="StarMath 5.0">x^{$2} =
...
</annotation>
  </semantics>
</math>
</file>

<file path=Object 68/content.xml><?xml version="1.0" encoding="utf-8"?>
<math xmlns="http://www.w3.org/1998/Math/MathML" display="block">
  <semantics>
    <mrow>
      <mrow>
        <msup>
          <mi>x</mi>
          <mrow>
            <mi>$</mi>
            <mn>3</mn>
          </mrow>
        </msup>
        <mo stretchy="false">=</mo>
        <mn>..</mn>
      </mrow>
      <mi>.</mi>
    </mrow>
    <annotation encoding="StarMath 5.0">x^{$3} = ...</annotation>
  </semantics>
</math>
</file>

<file path=Object 69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text>!</mtext>
          <mn>0</mn>
        </mrow>
      </msup>
      <mo stretchy="false">=</mo>
      <mn>1</mn>
    </mrow>
    <annotation encoding="StarMath 5.0">(x+1)^{"!"0} = 1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n>1</mn>
      </msup>
      <mo stretchy="false">=</mo>
      <mrow>
        <munderover>
          <mo stretchy="false">∫</mo>
          <mn>1</mn>
          <mi>x</mi>
        </munderover>
        <mi mathvariant="italic">dt</mi>
      </mrow>
    </mrow>
    <annotation encoding="StarMath 5.0">(x-1)^1 = int from 1 to x dt</annotation>
  </semantics>
</math>
</file>

<file path=Object 70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text>!</mtext>
          <mn>1</mn>
        </mrow>
      </msup>
      <mo stretchy="false">=</mo>
      <mrow>
        <munderover>
          <mo stretchy="false">∑</mo>
          <mrow>
            <mi>t</mi>
            <mo stretchy="false">=</mo>
            <mn>0</mn>
          </mrow>
          <mi>x</mi>
        </munderover>
        <mn>1</mn>
      </mrow>
    </mrow>
    <annotation encoding="StarMath 5.0">(x+1)^{"!"1} =sum from t=0 to x 1
</annotation>
  </semantics>
</math>
</file>

<file path=Object 71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text>!</mtext>
          <mn>2</mn>
        </mrow>
      </msup>
      <mo stretchy="false">=</mo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0</mn>
            </mrow>
            <mrow>
              <mi>x</mi>
              <mo stretchy="false">−</mo>
              <mi>t</mi>
            </mrow>
          </munderover>
          <mn>1</mn>
        </mrow>
      </mrow>
    </mrow>
    <annotation encoding="StarMath 5.0">(x+1)^{"!"2} = sum from t=0 to x sum from u=0 to {x-t} 1
</annotation>
  </semantics>
</math>
</file>

<file path=Object 72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text>!</mtext>
          <mi>k</mi>
        </mrow>
      </msup>
      <mo stretchy="false">=</mo>
      <mrow>
        <munderover>
          <mo stretchy="false">∑</mo>
          <mrow>
            <mi>t</mi>
            <mo stretchy="false">=</mo>
            <mn>0</mn>
          </mrow>
          <mi>x</mi>
        </munderover>
        <msup>
          <mrow>
            <mo fence="true" stretchy="false">(</mo>
            <mrow>
              <mrow>
                <mi>x</mi>
                <mo stretchy="false">+</mo>
                <mn>1</mn>
                <mo stretchy="false">−</mo>
                <mi>t</mi>
              </mrow>
            </mrow>
            <mo fence="true" stretchy="false">)</mo>
          </mrow>
          <mrow>
            <mtext>!</mtext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sup>
      </mrow>
    </mrow>
    <annotation encoding="StarMath 5.0">(x+1)^{"!"k} = sum from t=0 to x (x+1-t)^{"!"(k-1)}</annotation>
  </semantics>
</math>
</file>

<file path=Object 73/content.xml><?xml version="1.0" encoding="utf-8"?>
<math xmlns="http://www.w3.org/1998/Math/MathML" display="block">
  <semantics>
    <mrow>
      <msup>
        <mi>x</mi>
        <mn>0</mn>
      </msup>
      <mo stretchy="false">=</mo>
      <mn>1</mn>
    </mrow>
    <annotation encoding="StarMath 5.0">x^0 = 1</annotation>
  </semantics>
</math>
</file>

<file path=Object 74/content.xml><?xml version="1.0" encoding="utf-8"?>
<math xmlns="http://www.w3.org/1998/Math/MathML" display="block">
  <semantics>
    <mrow>
      <msup>
        <mi>x</mi>
        <mn>1</mn>
      </msup>
      <mo stretchy="false">=</mo>
      <mrow>
        <mn>1</mn>
        <mo stretchy="false">+</mo>
        <mrow>
          <munderover>
            <mo stretchy="false">∫</mo>
            <mn>1</mn>
            <mi>x</mi>
          </munderover>
          <mi mathvariant="italic">dt</mi>
        </mrow>
      </mrow>
    </mrow>
    <annotation encoding="StarMath 5.0">x^1 = 1 + int from 1 to x dt</annotation>
  </semantics>
</math>
</file>

<file path=Object 75/content.xml><?xml version="1.0" encoding="utf-8"?>
<math xmlns="http://www.w3.org/1998/Math/MathML" display="block">
  <semantics>
    <mrow>
      <mrow>
        <msup>
          <mi>x</mi>
          <mn>2</mn>
        </msup>
        <mo stretchy="false">=</mo>
        <mrow>
          <mn>1</mn>
          <mo stretchy="false">+</mo>
          <mn>2</mn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i mathvariant="italic">du</mi>
          </mrow>
        </mrow>
      </mrow>
      <mi mathvariant="italic">dt</mi>
    </mrow>
    <annotation encoding="StarMath 5.0">x^2 = 
1 + 
2 int from 1 to x dt + 
int from 1 to x int from 1 to x du dt</annotation>
  </semantics>
</math>
</file>

<file path=Object 76/content.xml><?xml version="1.0" encoding="utf-8"?>
<math xmlns="http://www.w3.org/1998/Math/MathML" display="block">
  <semantics>
    <mrow>
      <mrow>
        <msup>
          <mi>x</mi>
          <mn>3</mn>
        </msup>
        <mo stretchy="false">=</mo>
        <mrow>
          <mn>1</mn>
          <mo stretchy="false">+</mo>
          <mn>3</mn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n>3</mn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i mathvariant="italic">du</mi>
        </mrow>
      </mrow>
      <mrow>
        <mi mathvariant="italic">dt</mi>
        <mo stretchy="false">+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x^3 = 
1 + 
3 int from 1 to x dt + 
3 int from 1 to x int from 1 to x du dt
+ int from 1 to x int from 1 to x int from 1 to x dv du dt</annotation>
  </semantics>
</math>
</file>

<file path=Object 77/content.xml><?xml version="1.0" encoding="utf-8"?>
<math xmlns="http://www.w3.org/1998/Math/MathML" display="block">
  <semantics>
    <mrow>
      <mrow>
        <msup>
          <mi>x</mi>
          <mi>k</mi>
        </msup>
        <mo stretchy="false">=</mo>
        <mrow>
          <munderover>
            <mo stretchy="false">∫</mo>
            <mn>0</mn>
            <mi>x</mi>
          </munderover>
          <msup>
            <mi>x</mi>
            <mrow>
              <mi>k</mi>
              <mo stretchy="false">−</mo>
              <mn>1</mn>
            </mrow>
          </msup>
        </mrow>
      </mrow>
      <mi mathvariant="italic">dt</mi>
    </mrow>
    <annotation encoding="StarMath 5.0">x^k = int from 0 to x x^{k-1} dt</annotation>
  </semantics>
</math>
</file>

<file path=Object 78/content.xml><?xml version="1.0" encoding="utf-8"?>
<math xmlns="http://www.w3.org/1998/Math/MathML" display="block">
  <semantics>
    <mrow>
      <msup>
        <mi>x</mi>
        <mn>0</mn>
      </msup>
      <mo stretchy="false">=</mo>
      <mn>1</mn>
    </mrow>
    <annotation encoding="StarMath 5.0">x^0 = 1</annotation>
  </semantics>
</math>
</file>

<file path=Object 79/content.xml><?xml version="1.0" encoding="utf-8"?>
<math xmlns="http://www.w3.org/1998/Math/MathML" display="block">
  <semantics>
    <mrow>
      <msup>
        <mi>x</mi>
        <mn>1</mn>
      </msup>
      <mo stretchy="false">=</mo>
      <mrow>
        <munderover>
          <mo stretchy="false">∫</mo>
          <mn>0</mn>
          <mi>x</mi>
        </munderover>
        <mi mathvariant="italic">dt</mi>
      </mrow>
    </mrow>
    <annotation encoding="StarMath 5.0">x^1 = int from 0 to x dt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2</mn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i mathvariant="italic">du</mi>
          </mrow>
        </mrow>
      </mrow>
      <mi mathvariant="italic">dt</mi>
    </mrow>
    <annotation encoding="StarMath 5.0">(x-1)^2 = int from 1 to x int from 1 to x du dt</annotation>
  </semantics>
</math>
</file>

<file path=Object 80/content.xml><?xml version="1.0" encoding="utf-8"?>
<math xmlns="http://www.w3.org/1998/Math/MathML" display="block">
  <semantics>
    <mrow>
      <mrow>
        <msup>
          <mi>x</mi>
          <mn>2</mn>
        </msup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i mathvariant="italic">du</mi>
          </mrow>
        </mrow>
      </mrow>
      <mi mathvariant="italic">dt</mi>
    </mrow>
    <annotation encoding="StarMath 5.0">x^2 = int from 0 to x int from 0 to x du dt</annotation>
  </semantics>
</math>
</file>

<file path=Object 81/content.xml><?xml version="1.0" encoding="utf-8"?>
<math xmlns="http://www.w3.org/1998/Math/MathML" display="block">
  <semantics>
    <mrow>
      <mrow>
        <msup>
          <mi>x</mi>
          <mn>3</mn>
        </msup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x^3 = int from 0 to x int from 0 to x int from 0 to x dv du dt</annotation>
  </semantics>
</math>
</file>

<file path=Object 82/content.xml><?xml version="1.0" encoding="utf-8"?>
<math xmlns="http://www.w3.org/1998/Math/MathML" display="block">
  <semantics>
    <mrow>
      <msup>
        <mi>x</mi>
        <mrow>
          <mi>$</mi>
          <mn>0</mn>
        </mrow>
      </msup>
      <mo stretchy="false">=</mo>
      <mn>1</mn>
    </mrow>
    <annotation encoding="StarMath 5.0">x^{$0} = 1</annotation>
  </semantics>
</math>
</file>

<file path=Object 83/content.xml><?xml version="1.0" encoding="utf-8"?>
<math xmlns="http://www.w3.org/1998/Math/MathML" display="block">
  <semantics>
    <mrow>
      <msup>
        <mi>x</mi>
        <mrow>
          <mi>$</mi>
          <mn>1</mn>
        </mrow>
      </msup>
      <mo stretchy="false">=</mo>
      <mrow>
        <munderover>
          <mo stretchy="false">∫</mo>
          <mn>0</mn>
          <mi>x</mi>
        </munderover>
        <mi mathvariant="italic">dt</mi>
      </mrow>
    </mrow>
    <annotation encoding="StarMath 5.0">x^{$1} =int from 0 to x dt 
</annotation>
  </semantics>
</math>
</file>

<file path=Object 84/content.xml><?xml version="1.0" encoding="utf-8"?>
<math xmlns="http://www.w3.org/1998/Math/MathML" display="block">
  <semantics>
    <mrow>
      <mrow>
        <msup>
          <mi>x</mi>
          <mrow>
            <mi>$</mi>
            <mn>2</mn>
          </mrow>
        </msup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row>
                <mi>x</mi>
                <mo stretchy="false">−</mo>
                <mi>t</mi>
              </mrow>
            </munderover>
            <mi mathvariant="italic">du</mi>
          </mrow>
        </mrow>
      </mrow>
      <mi mathvariant="italic">dt</mi>
    </mrow>
    <annotation encoding="StarMath 5.0">x^{$2} = 
int from 0 to x int from 0 to {x - t} du dt
</annotation>
  </semantics>
</math>
</file>

<file path=Object 85/content.xml><?xml version="1.0" encoding="utf-8"?>
<math xmlns="http://www.w3.org/1998/Math/MathML" display="block">
  <semantics>
    <mrow>
      <mrow>
        <msup>
          <mi>x</mi>
          <mrow>
            <mi>$</mi>
            <mn>3</mn>
          </mrow>
        </msup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row>
                <mi>x</mi>
                <mo stretchy="false">−</mo>
                <mi>t</mi>
              </mrow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  <mo stretchy="false">−</mo>
                  <mi>u</mi>
                </mrow>
              </munderover>
              <mi mathvariant="italic">dv</mi>
            </mrow>
          </mrow>
        </mrow>
      </mrow>
      <mi mathvariant="italic">du</mi>
      <mi mathvariant="italic">dt</mi>
    </mrow>
    <annotation encoding="StarMath 5.0">x^{$3} =
int from 0 to x int from 0 to {x - t} int from 0 to {x -t-u} dv du dt </annotation>
  </semantics>
</math>
</file>

<file path=Object 86/content.xml><?xml version="1.0" encoding="utf-8"?>
<math xmlns="http://www.w3.org/1998/Math/MathML" display="block">
  <semantics>
    <mrow>
      <msup>
        <mi>x</mi>
        <mrow>
          <mtext>!</mtext>
          <mn>0</mn>
        </mrow>
      </msup>
      <mo stretchy="false">=</mo>
      <mn>1</mn>
    </mrow>
    <annotation encoding="StarMath 5.0">x^{"!"0} = 1</annotation>
  </semantics>
</math>
</file>

<file path=Object 87/content.xml><?xml version="1.0" encoding="utf-8"?>
<math xmlns="http://www.w3.org/1998/Math/MathML" display="block">
  <semantics>
    <mrow>
      <msup>
        <mi>x</mi>
        <mrow>
          <mtext>!</mtext>
          <mn>1</mn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n>1</mn>
      </mrow>
    </mrow>
    <annotation encoding="StarMath 5.0">x^{"!"1} =
sum from t=1 to x 1
</annotation>
  </semantics>
</math>
</file>

<file path=Object 88/content.xml><?xml version="1.0" encoding="utf-8"?>
<math xmlns="http://www.w3.org/1998/Math/MathML" display="block">
  <semantics>
    <mrow>
      <msup>
        <mi>x</mi>
        <mrow>
          <mtext>!</mtext>
          <mn>2</mn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n>1</mn>
        </mrow>
      </mrow>
    </mrow>
    <annotation encoding="StarMath 5.0">x^{"!"2} = 
sum from t=1 to x sum from u=1 to {x - t} 1
</annotation>
  </semantics>
</math>
</file>

<file path=Object 89/content.xml><?xml version="1.0" encoding="utf-8"?>
<math xmlns="http://www.w3.org/1998/Math/MathML" display="block">
  <semantics>
    <mrow>
      <msup>
        <mi>x</mi>
        <mrow>
          <mtext>!</mtext>
          <mn>3</mn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n>1</mn>
          </mrow>
        </mrow>
      </mrow>
    </mrow>
    <annotation encoding="StarMath 5.0">x^{"!"3} =
sum from t=1 to x sum from u=1 to {x - t} sum from v=1 to {x -t-u} 1 </annotation>
  </semantics>
</math>
</file>

<file path=Object 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3</mn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(x-1)^3 = int from 1 to x int from 1 to x int from 1 to x dv du dt</annotation>
  </semantics>
</math>
</file>

<file path=Object 90/content.xml><?xml version="1.0" encoding="utf-8"?>
<math xmlns="http://www.w3.org/1998/Math/MathML" display="block">
  <semantics>
    <mrow>
      <mrow>
        <msup>
          <mi>x</mi>
          <mrow>
            <mi>$</mi>
            <mi>k</mi>
          </mrow>
        </msup>
        <mo stretchy="false">=</mo>
        <mrow>
          <munderover>
            <mo stretchy="false">∫</mo>
            <mn>0</mn>
            <mi>x</mi>
          </munderover>
          <msup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</mrow>
      </mrow>
      <mi mathvariant="italic">dt</mi>
    </mrow>
    <annotation encoding="StarMath 5.0">x^{$k} = int from 0 to x (x-t)^{k-1} dt</annotation>
  </semantics>
</math>
</file>

<file path=Object 91/content.xml><?xml version="1.0" encoding="utf-8"?>
<math xmlns="http://www.w3.org/1998/Math/MathML" display="block">
  <semantics>
    <mrow>
      <msup>
        <mi>x</mi>
        <mrow>
          <mtext>!</mtext>
          <mi>k</mi>
        </mrow>
      </msup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sup>
          <mrow>
            <mo fence="true" stretchy="false">(</mo>
            <mrow>
              <mrow>
                <mi>x</mi>
                <mo stretchy="false">−</mo>
                <mi>t</mi>
              </mrow>
            </mrow>
            <mo fence="true" stretchy="false">)</mo>
          </mrow>
          <mrow>
            <mi>k</mi>
            <mo stretchy="false">−</mo>
            <mn>1</mn>
          </mrow>
        </msup>
      </mrow>
    </mrow>
    <annotation encoding="StarMath 5.0">x^{"!"k} = sum from t=1 to x (x-t)^{k-1}</annotation>
  </semantics>
</math>
</file>

<file path=Object 92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∫</mo>
            <mn>1</mn>
            <mi>x</mi>
          </munderover>
          <mi mathvariant="italic">dt</mi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i mathvariant="italic">du</mi>
        </mrow>
      </mrow>
      <mrow>
        <mi mathvariant="italic">dt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x</mi>
        </munderover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i mathvariant="italic">dv</mi>
          </mrow>
        </mrow>
      </mrow>
      <mi mathvariant="italic">du</mi>
      <mrow>
        <mi mathvariant="italic">dt</mi>
        <mo stretchy="false">+</mo>
        <mn>..</mn>
      </mrow>
      <mi>.</mi>
    </mrow>
    <annotation encoding="StarMath 5.0">x^z = 
1 + 
(binom{z}{1})int from 1 to x dt + 
(binom{z}{2})int from 1 to x int from 1 to x du dt+ 
(binom{z}{2})int from 1 to x int from 1 to x int from 1 to x dv du dt + ...</annotation>
  </semantics>
</math>
</file>

<file path=Object 9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row>
            <munderover>
              <mo stretchy="false">∫</mo>
              <mn>0</mn>
              <mi>x</mi>
            </munderover>
            <mi mathvariant="italic">dt</mi>
          </mrow>
          <mo stretchy="false">−</mo>
          <mfrac>
            <mn>1</mn>
            <mn>2</mn>
          </mfrac>
        </mrow>
      </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i mathvariant="italic">du</mi>
        </mrow>
      </mrow>
      <mrow>
        <mi mathvariant="italic">dt</mi>
        <mo stretchy="false">+</mo>
        <mfrac>
          <mn>1</mn>
          <mn>3</mn>
        </mfrac>
      </mrow>
      <mrow>
        <munderover>
          <mo stretchy="false">∫</mo>
          <mn>0</mn>
          <mi>x</mi>
        </munderover>
        <mrow>
          <munderover>
            <mo stretchy="false">∫</mo>
            <mn>0</mn>
            <mi>x</mi>
          </munderover>
          <mrow>
            <munderover>
              <mo stretchy="false">∫</mo>
              <mn>0</mn>
              <mi>x</mi>
            </munderover>
            <mi mathvariant="italic">dv</mi>
          </mrow>
        </mrow>
      </mrow>
      <mi mathvariant="italic">du</mi>
      <mrow>
        <mi mathvariant="italic">dt</mi>
        <mo stretchy="false">−</mo>
        <mfrac>
          <mn>1</mn>
          <mn>4</mn>
        </mfrac>
      </mrow>
      <mn>..</mn>
      <mi>.</mi>
    </mrow>
    <annotation encoding="StarMath 5.0">log (x+1) = 
int from 0 to x dt 
- {1 over 2}int from 0 to x int from 0 to x du dt
+ {1 over 3}int from 0 to x int from 0 to x int from 0 to x dv du dt 
- {1 over 4}...</annotation>
  </semantics>
</math>
</file>

<file path=Object 94/content.xml><?xml version="1.0" encoding="utf-8"?>
<math xmlns="http://www.w3.org/1998/Math/MathML" display="block">
  <semantics>
    <mrow>
      <mi>$</mi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row>
            <munderover>
              <mo stretchy="false">∫</mo>
              <mn>0</mn>
              <mi>x</mi>
            </munderover>
            <mi mathvariant="italic">dt</mi>
          </mrow>
          <mo stretchy="false">−</mo>
          <mfrac>
            <mn>1</mn>
            <mn>2</mn>
          </mfrac>
        </mrow>
      </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t</mi>
            </mrow>
          </munderover>
          <mi mathvariant="italic">du</mi>
        </mrow>
      </mrow>
      <mrow>
        <mi mathvariant="italic">dt</mi>
        <mo stretchy="false">+</mo>
        <mfrac>
          <mn>1</mn>
          <mn>3</mn>
        </mfrac>
      </mrow>
      <mrow>
        <munderover>
          <mo stretchy="false">∫</mo>
          <mn>0</mn>
          <mi>x</mi>
        </munderover>
        <mrow>
          <munderover>
            <mo stretchy="false">∫</mo>
            <mn>0</mn>
            <mrow>
              <mi>x</mi>
              <mo stretchy="false">−</mo>
              <mi>t</mi>
            </mrow>
          </munderover>
          <mrow>
            <munderover>
              <mo stretchy="false">∫</mo>
              <mn>0</mn>
              <mrow>
                <mi>x</mi>
                <mo stretchy="false">−</mo>
                <mi>t</mi>
                <mo stretchy="false">−</mo>
                <mi>u</mi>
              </mrow>
            </munderover>
            <mi mathvariant="italic">dv</mi>
          </mrow>
        </mrow>
      </mrow>
      <mi mathvariant="italic">du</mi>
      <mrow>
        <mi mathvariant="italic">dt</mi>
        <mo stretchy="false">−</mo>
        <mfrac>
          <mn>1</mn>
          <mn>4</mn>
        </mfrac>
      </mrow>
      <mn>..</mn>
      <mi>.</mi>
    </mrow>
    <annotation encoding="StarMath 5.0">$log (x+1) =
int from 0 to x dt 
- {1 over 2}int from 0 to x int from 0 to {x - t} du dt
+ {1 over 3}int from 0 to x int from 0 to {x - t} int from 0 to {x- t - u} dv du dt - {1 over 4}...</annotation>
  </semantics>
</math>
</file>

<file path=Object 95/content.xml><?xml version="1.0" encoding="utf-8"?>
<math xmlns="http://www.w3.org/1998/Math/MathML" display="block">
  <semantics>
    <mrow>
      <mtext>!</mtext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n>1</mn>
          </mrow>
          <mo stretchy="false">−</mo>
          <mfrac>
            <mn>1</mn>
            <mn>2</mn>
          </mfrac>
        </mrow>
      </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n>1</mn>
          </mrow>
        </mrow>
        <mo stretchy="false">+</mo>
        <mfrac>
          <mn>1</mn>
          <mn>3</mn>
        </mfrac>
      </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n>1</mn>
            </mrow>
          </mrow>
        </mrow>
        <mo stretchy="false">−</mo>
        <mfrac>
          <mn>1</mn>
          <mn>4</mn>
        </mfrac>
      </mrow>
      <mn>..</mn>
      <mi>.</mi>
    </mrow>
    <annotation encoding="StarMath 5.0">"!"log(x+1) =
sum from t=1 to x 1 
- {1 over 2}sum from t=1 to x sum from u=1 to {x- t } 1
+ {1 over 3}sum from t=1 to x sum from u=1 to {x- t } sum from v=1 to {x- t - u} 1 
- {1 over 4}...</annotation>
  </semantics>
</math>
</file>

<file path=Object 96/content.xml><?xml version="1.0" encoding="utf-8"?>
<math xmlns="http://www.w3.org/1998/Math/MathML" display="block">
  <semantics>
    <mrow>
      <mtext>#</mtext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i>x</mi>
        <mrow>
          <mtext>#</mtext>
          <mi>k</mi>
        </mrow>
      </msup>
    </mrow>
    <annotation encoding="StarMath 5.0">"#"log (x+1) = sum from k=1 to infinity {(-1)^{k+1} over k}x^{"#"k}</annotation>
  </semantics>
</math>
</file>

<file path=Object 9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i>x</mi>
        <mi>k</mi>
      </msup>
    </mrow>
    <annotation encoding="StarMath 5.0">log (x+1) = sum from k=1 to infinity {(-1)^{k+1} over k}x^{k}</annotation>
  </semantics>
</math>
</file>

<file path=Object 98/content.xml><?xml version="1.0" encoding="utf-8"?>
<math xmlns="http://www.w3.org/1998/Math/MathML" display="block">
  <semantics>
    <mrow>
      <mi>@</mi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i>x</mi>
        <mrow>
          <mi>@</mi>
          <mi>k</mi>
        </mrow>
      </msup>
    </mrow>
    <annotation encoding="StarMath 5.0">@log (x+1) = sum from k=1 to infinity {(-1)^{k+1} over k}x^{@k}</annotation>
  </semantics>
</math>
</file>

<file path=Object 9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row>
          <munderover>
            <mo stretchy="false">∫</mo>
            <mn>1</mn>
            <mrow>
              <mi>x</mi>
              <mo stretchy="false">+</mo>
              <mn>1</mn>
            </mrow>
          </munderover>
          <mfrac>
            <mn>1</mn>
            <mi>t</mi>
          </mfrac>
        </mrow>
      </mrow>
      <mi mathvariant="italic">dt</mi>
    </mrow>
    <annotation encoding="StarMath 5.0">log (x+1) = int from 1 to { x+1 } {1 over t} dt</annotation>
  </semantics>
</math>
</file>